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formula="of:=[.A1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+[.B1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3]+[.B2]"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4]+[.B3]" office:value-type="float" office:value="3994" calcext:value-type="float">
            <text:p>399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5]+[.B4]" office:value-type="float" office:value="4989" calcext:value-type="float">
            <text:p>4989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6]+[.B5]" office:value-type="float" office:value="5983" calcext:value-type="float">
            <text:p>598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7]+[.B6]" office:value-type="float" office:value="6977" calcext:value-type="float">
            <text:p>6977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8]+[.B7]"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]+[.B8]" office:value-type="float" office:value="8955" calcext:value-type="float">
            <text:p>895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10]+[.B9]"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11]+[.B10]" office:value-type="float" office:value="10931" calcext:value-type="float">
            <text:p>1093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12]+[.B11]" office:value-type="float" office:value="11918" calcext:value-type="float">
            <text:p>11918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13]+[.B12]" office:value-type="float" office:value="12904" calcext:value-type="float">
            <text:p>129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14]+[.B13]" office:value-type="float" office:value="13890" calcext:value-type="float">
            <text:p>13890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15]+[.B14]" office:value-type="float" office:value="14876" calcext:value-type="float">
            <text:p>14876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16]+[.B15]" office:value-type="float" office:value="15861" calcext:value-type="float">
            <text:p>1586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17]+[.B16]" office:value-type="float" office:value="16843" calcext:value-type="float">
            <text:p>16843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18]+[.B17]" office:value-type="float" office:value="17822" calcext:value-type="float">
            <text:p>1782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19]+[.B18]" office:value-type="float" office:value="18800" calcext:value-type="float">
            <text:p>18800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20]+[.B19]" office:value-type="float" office:value="19778" calcext:value-type="float">
            <text:p>1977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21]+[.B20]" office:value-type="float" office:value="20755" calcext:value-type="float">
            <text:p>20755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22]+[.B21]" office:value-type="float" office:value="21732" calcext:value-type="float">
            <text:p>21732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23]+[.B22]" office:value-type="float" office:value="22707" calcext:value-type="float">
            <text:p>22707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24]+[.B23]" office:value-type="float" office:value="23682" calcext:value-type="float">
            <text:p>23682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25]+[.B24]" office:value-type="float" office:value="24654" calcext:value-type="float">
            <text:p>24654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26]+[.B25]" office:value-type="float" office:value="25626" calcext:value-type="float">
            <text:p>25626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27]+[.B26]" office:value-type="float" office:value="26598" calcext:value-type="float">
            <text:p>2659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28]+[.B27]" office:value-type="float" office:value="27569" calcext:value-type="float">
            <text:p>275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29]+[.B28]" office:value-type="float" office:value="28539" calcext:value-type="float">
            <text:p>2853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30]+[.B29]" office:value-type="float" office:value="29508" calcext:value-type="float">
            <text:p>2950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31]+[.B30]" office:value-type="float" office:value="30477" calcext:value-type="float">
            <text:p>3047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32]+[.B31]" office:value-type="float" office:value="31443" calcext:value-type="float">
            <text:p>31443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33]+[.B32]" office:value-type="float" office:value="32408" calcext:value-type="float">
            <text:p>3240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34]+[.B33]" office:value-type="float" office:value="33373" calcext:value-type="float">
            <text:p>3337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35]+[.B34]" office:value-type="float" office:value="34337" calcext:value-type="float">
            <text:p>3433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36]+[.B35]" office:value-type="float" office:value="35299" calcext:value-type="float">
            <text:p>35299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37]+[.B36]" office:value-type="float" office:value="36261" calcext:value-type="float">
            <text:p>36261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38]+[.B37]" office:value-type="float" office:value="37222" calcext:value-type="float">
            <text:p>37222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39]+[.B38]" office:value-type="float" office:value="38183" calcext:value-type="float">
            <text:p>38183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40]+[.B39]" office:value-type="float" office:value="39144" calcext:value-type="float">
            <text:p>39144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41]+[.B40]" office:value-type="float" office:value="40105" calcext:value-type="float">
            <text:p>4010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42]+[.B41]" office:value-type="float" office:value="41065" calcext:value-type="float">
            <text:p>41065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43]+[.B42]" office:value-type="float" office:value="42024" calcext:value-type="float">
            <text:p>42024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44]+[.B43]" office:value-type="float" office:value="42983" calcext:value-type="float">
            <text:p>42983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45]+[.B44]" office:value-type="float" office:value="43941" calcext:value-type="float">
            <text:p>43941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46]+[.B45]" office:value-type="float" office:value="44896" calcext:value-type="float">
            <text:p>4489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47]+[.B46]" office:value-type="float" office:value="45850" calcext:value-type="float">
            <text:p>4585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48]+[.B47]" office:value-type="float" office:value="46802" calcext:value-type="float">
            <text:p>4680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49]+[.B48]" office:value-type="float" office:value="47754" calcext:value-type="float">
            <text:p>4775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50]+[.B49]" office:value-type="float" office:value="48706" calcext:value-type="float">
            <text:p>48706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51]+[.B50]" office:value-type="float" office:value="49657" calcext:value-type="float">
            <text:p>49657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52]+[.B51]" office:value-type="float" office:value="50608" calcext:value-type="float">
            <text:p>5060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53]+[.B52]" office:value-type="float" office:value="51558" calcext:value-type="float">
            <text:p>5155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54]+[.B53]" office:value-type="float" office:value="52508" calcext:value-type="float">
            <text:p>5250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55]+[.B54]" office:value-type="float" office:value="53458" calcext:value-type="float">
            <text:p>53458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56]+[.B55]" office:value-type="float" office:value="54403" calcext:value-type="float">
            <text:p>54403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57]+[.B56]" office:value-type="float" office:value="55348" calcext:value-type="float">
            <text:p>55348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58]+[.B57]" office:value-type="float" office:value="56292" calcext:value-type="float">
            <text:p>5629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59]+[.B58]" office:value-type="float" office:value="57235" calcext:value-type="float">
            <text:p>57235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60]+[.B59]" office:value-type="float" office:value="58177" calcext:value-type="float">
            <text:p>58177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61]+[.B60]" office:value-type="float" office:value="59118" calcext:value-type="float">
            <text:p>59118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62]+[.B61]" office:value-type="float" office:value="60059" calcext:value-type="float">
            <text:p>6005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63]+[.B62]" office:value-type="float" office:value="60999" calcext:value-type="float">
            <text:p>6099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64]+[.B63]" office:value-type="float" office:value="61939" calcext:value-type="float">
            <text:p>61939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65]+[.B64]" office:value-type="float" office:value="62877" calcext:value-type="float">
            <text:p>62877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66]+[.B65]" office:value-type="float" office:value="63814" calcext:value-type="float">
            <text:p>63814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67]+[.B66]" office:value-type="float" office:value="64751" calcext:value-type="float">
            <text:p>64751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68]+[.B67]" office:value-type="float" office:value="65687" calcext:value-type="float">
            <text:p>656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69]+[.B68]" office:value-type="float" office:value="66617" calcext:value-type="float">
            <text:p>66617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70]+[.B69]" office:value-type="float" office:value="67544" calcext:value-type="float">
            <text:p>6754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71]+[.B70]" office:value-type="float" office:value="68470" calcext:value-type="float">
            <text:p>68470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72]+[.B71]" office:value-type="float" office:value="69395" calcext:value-type="float">
            <text:p>6939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73]+[.B72]" office:value-type="float" office:value="70319" calcext:value-type="float">
            <text:p>70319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74]+[.B73]" office:value-type="float" office:value="71241" calcext:value-type="float">
            <text:p>71241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75]+[.B74]" office:value-type="float" office:value="72162" calcext:value-type="float">
            <text:p>72162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76]+[.B75]" office:value-type="float" office:value="73082" calcext:value-type="float">
            <text:p>73082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77]+[.B76]" office:value-type="float" office:value="74002" calcext:value-type="float">
            <text:p>74002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78]+[.B77]" office:value-type="float" office:value="74920" calcext:value-type="float">
            <text:p>74920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79]+[.B78]" office:value-type="float" office:value="75838" calcext:value-type="float">
            <text:p>7583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80]+[.B79]" office:value-type="float" office:value="76755" calcext:value-type="float">
            <text:p>7675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81]+[.B80]" office:value-type="float" office:value="77671" calcext:value-type="float">
            <text:p>7767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82]+[.B81]" office:value-type="float" office:value="78585" calcext:value-type="float">
            <text:p>78585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83]+[.B82]" office:value-type="float" office:value="79499" calcext:value-type="float">
            <text:p>79499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84]+[.B83]" office:value-type="float" office:value="80412" calcext:value-type="float">
            <text:p>80412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5]+[.B84]" office:value-type="float" office:value="81324" calcext:value-type="float">
            <text:p>8132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86]+[.B85]" office:value-type="float" office:value="82235" calcext:value-type="float">
            <text:p>82235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87]+[.B86]" office:value-type="float" office:value="83145" calcext:value-type="float">
            <text:p>83145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88]+[.B87]" office:value-type="float" office:value="84054" calcext:value-type="float">
            <text:p>84054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89]+[.B88]" office:value-type="float" office:value="84962" calcext:value-type="float">
            <text:p>84962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0]+[.B89]" office:value-type="float" office:value="85870" calcext:value-type="float">
            <text:p>85870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1]+[.B90]" office:value-type="float" office:value="86777" calcext:value-type="float">
            <text:p>86777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2]+[.B91]" office:value-type="float" office:value="87680" calcext:value-type="float">
            <text:p>87680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3]+[.B92]" office:value-type="float" office:value="88583" calcext:value-type="float">
            <text:p>8858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4]+[.B93]" office:value-type="float" office:value="89485" calcext:value-type="float">
            <text:p>89485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5]+[.B94]" office:value-type="float" office:value="90384" calcext:value-type="float">
            <text:p>90384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6]+[.B95]" office:value-type="float" office:value="91281" calcext:value-type="float">
            <text:p>91281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97]+[.B96]" office:value-type="float" office:value="92174" calcext:value-type="float">
            <text:p>921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98]+[.B97]" office:value-type="float" office:value="93065" calcext:value-type="float">
            <text:p>93065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99]+[.B98]" office:value-type="float" office:value="93956" calcext:value-type="float">
            <text:p>9395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100]+[.B99]" office:value-type="float" office:value="94842" calcext:value-type="float">
            <text:p>9484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101]+[.B100]" office:value-type="float" office:value="95728" calcext:value-type="float">
            <text:p>9572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102]+[.B101]" office:value-type="float" office:value="96613" calcext:value-type="float">
            <text:p>9661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103]+[.B102]" office:value-type="float" office:value="97495" calcext:value-type="float">
            <text:p>97495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4]+[.B103]" office:value-type="float" office:value="98376" calcext:value-type="float">
            <text:p>98376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105]+[.B104]" office:value-type="float" office:value="99255" calcext:value-type="float">
            <text:p>99255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106]+[.B105]" office:value-type="float" office:value="100134" calcext:value-type="float">
            <text:p>10013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07]+[.B106]" office:value-type="float" office:value="101011" calcext:value-type="float">
            <text:p>101011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08]+[.B107]" office:value-type="float" office:value="101888" calcext:value-type="float">
            <text:p>10188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09]+[.B108]" office:value-type="float" office:value="102765" calcext:value-type="float">
            <text:p>102765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10]+[.B109]" office:value-type="float" office:value="103641" calcext:value-type="float">
            <text:p>103641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11]+[.B110]" office:value-type="float" office:value="104517" calcext:value-type="float">
            <text:p>10451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12]+[.B111]" office:value-type="float" office:value="105393" calcext:value-type="float">
            <text:p>105393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13]+[.B112]" office:value-type="float" office:value="106269" calcext:value-type="float">
            <text:p>106269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114]+[.B113]" office:value-type="float" office:value="107144" calcext:value-type="float">
            <text:p>10714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115]+[.B114]" office:value-type="float" office:value="108019" calcext:value-type="float">
            <text:p>108019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116]+[.B115]" office:value-type="float" office:value="108894" calcext:value-type="float">
            <text:p>108894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117]+[.B116]" office:value-type="float" office:value="109767" calcext:value-type="float">
            <text:p>1097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118]+[.B117]" office:value-type="float" office:value="110640" calcext:value-type="float">
            <text:p>11064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119]+[.B118]" office:value-type="float" office:value="111512" calcext:value-type="float">
            <text:p>11151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120]+[.B119]" office:value-type="float" office:value="112384" calcext:value-type="float">
            <text:p>112384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121]+[.B120]" office:value-type="float" office:value="113255" calcext:value-type="float">
            <text:p>113255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122]+[.B121]" office:value-type="float" office:value="114126" calcext:value-type="float">
            <text:p>11412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123]+[.B122]" office:value-type="float" office:value="114996" calcext:value-type="float">
            <text:p>11499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24]+[.B123]" office:value-type="float" office:value="115864" calcext:value-type="float">
            <text:p>11586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25]+[.B124]" office:value-type="float" office:value="116732" calcext:value-type="float">
            <text:p>116732</text:p>
          </table:table-cell>
          <table:table-cell office:value-type="float" office:value="117348" calcext:value-type="float">
            <text:p>117348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26]+[.B125]" office:value-type="float" office:value="117600" calcext:value-type="float">
            <text:p>117600</text:p>
          </table:table-cell>
          <table:table-cell/>
          <table:table-cell table:style-name="ce1"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127]+[.B126]" office:value-type="float" office:value="118467" calcext:value-type="float">
            <text:p>118467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128]+[.B127]" office:value-type="float" office:value="119334" calcext:value-type="float">
            <text:p>119334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129]+[.B128]" office:value-type="float" office:value="120201" calcext:value-type="float">
            <text:p>12020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130]+[.B129]" office:value-type="float" office:value="121066" calcext:value-type="float">
            <text:p>121066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131]+[.B130]" office:value-type="float" office:value="121931" calcext:value-type="float">
            <text:p>12193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32]+[.B131]" office:value-type="float" office:value="122791" calcext:value-type="float">
            <text:p>12279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33]+[.B132]" office:value-type="float" office:value="123651" calcext:value-type="float">
            <text:p>12365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34]+[.B133]" office:value-type="float" office:value="124511" calcext:value-type="float">
            <text:p>12451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35]+[.B134]" office:value-type="float" office:value="125370" calcext:value-type="float">
            <text:p>125370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136]+[.B135]" office:value-type="float" office:value="126227" calcext:value-type="float">
            <text:p>126227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137]+[.B136]" office:value-type="float" office:value="127084" calcext:value-type="float">
            <text:p>12708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138]+[.B137]" office:value-type="float" office:value="127940" calcext:value-type="float">
            <text:p>127940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139]+[.B138]" office:value-type="float" office:value="128795" calcext:value-type="float">
            <text:p>128795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140]+[.B139]" office:value-type="float" office:value="129649" calcext:value-type="float">
            <text:p>129649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1]+[.B140]" office:value-type="float" office:value="130502" calcext:value-type="float">
            <text:p>13050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2]+[.B141]" office:value-type="float" office:value="131355" calcext:value-type="float">
            <text:p>131355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3]+[.B142]" office:value-type="float" office:value="132208" calcext:value-type="float">
            <text:p>132208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144]+[.B143]" office:value-type="float" office:value="133060" calcext:value-type="float">
            <text:p>13306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145]+[.B144]" office:value-type="float" office:value="133911" calcext:value-type="float">
            <text:p>13391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146]+[.B145]" office:value-type="float" office:value="134761" calcext:value-type="float">
            <text:p>13476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147]+[.B146]" office:value-type="float" office:value="135605" calcext:value-type="float">
            <text:p>135605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148]+[.B147]" office:value-type="float" office:value="136447" calcext:value-type="float">
            <text:p>136447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149]+[.B148]" office:value-type="float" office:value="137288" calcext:value-type="float">
            <text:p>13728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150]+[.B149]" office:value-type="float" office:value="138129" calcext:value-type="float">
            <text:p>13812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151]+[.B150]" office:value-type="float" office:value="138969" calcext:value-type="float">
            <text:p>138969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152]+[.B151]" office:value-type="float" office:value="139808" calcext:value-type="float">
            <text:p>13980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153]+[.B152]" office:value-type="float" office:value="140647" calcext:value-type="float">
            <text:p>14064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154]+[.B153]" office:value-type="float" office:value="141483" calcext:value-type="float">
            <text:p>14148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155]+[.B154]" office:value-type="float" office:value="142319" calcext:value-type="float">
            <text:p>142319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156]+[.B155]" office:value-type="float" office:value="143154" calcext:value-type="float">
            <text:p>14315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157]+[.B156]" office:value-type="float" office:value="143985" calcext:value-type="float">
            <text:p>143985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158]+[.B157]" office:value-type="float" office:value="144815" calcext:value-type="float">
            <text:p>144815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159]+[.B158]" office:value-type="float" office:value="145644" calcext:value-type="float">
            <text:p>145644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160]+[.B159]" office:value-type="float" office:value="146473" calcext:value-type="float">
            <text:p>146473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161]+[.B160]" office:value-type="float" office:value="147301" calcext:value-type="float">
            <text:p>14730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162]+[.B161]" office:value-type="float" office:value="148129" calcext:value-type="float">
            <text:p>14812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163]+[.B162]" office:value-type="float" office:value="148955" calcext:value-type="float">
            <text:p>14895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164]+[.B163]" office:value-type="float" office:value="149781" calcext:value-type="float">
            <text:p>149781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165]+[.B164]" office:value-type="float" office:value="150606" calcext:value-type="float">
            <text:p>15060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166]+[.B165]" office:value-type="float" office:value="151428" calcext:value-type="float">
            <text:p>15142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167]+[.B166]" office:value-type="float" office:value="152247" calcext:value-type="float">
            <text:p>152247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168]+[.B167]" office:value-type="float" office:value="153064" calcext:value-type="float">
            <text:p>15306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169]+[.B168]" office:value-type="float" office:value="153879" calcext:value-type="float">
            <text:p>153879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170]+[.B169]" office:value-type="float" office:value="154691" calcext:value-type="float">
            <text:p>154691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171]+[.B170]" office:value-type="float" office:value="155502" calcext:value-type="float">
            <text:p>15550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172]+[.B171]" office:value-type="float" office:value="156312" calcext:value-type="float">
            <text:p>15631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173]+[.B172]" office:value-type="float" office:value="157122" calcext:value-type="float">
            <text:p>15712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174]+[.B173]" office:value-type="float" office:value="157932" calcext:value-type="float">
            <text:p>15793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175]+[.B174]" office:value-type="float" office:value="158741" calcext:value-type="float">
            <text:p>158741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176]+[.B175]" office:value-type="float" office:value="159550" calcext:value-type="float">
            <text:p>159550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177]+[.B176]" office:value-type="float" office:value="160359" calcext:value-type="float">
            <text:p>160359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178]+[.B177]" office:value-type="float" office:value="161167" calcext:value-type="float">
            <text:p>16116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179]+[.B178]" office:value-type="float" office:value="161975" calcext:value-type="float">
            <text:p>161975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180]+[.B179]" office:value-type="float" office:value="162782" calcext:value-type="float">
            <text:p>16278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181]+[.B180]" office:value-type="float" office:value="163589" calcext:value-type="float">
            <text:p>163589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182]+[.B181]" office:value-type="float" office:value="164396" calcext:value-type="float">
            <text:p>16439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183]+[.B182]" office:value-type="float" office:value="165202" calcext:value-type="float">
            <text:p>165202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184]+[.B183]" office:value-type="float" office:value="166008" calcext:value-type="float">
            <text:p>166008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185]+[.B184]" office:value-type="float" office:value="166813" calcext:value-type="float">
            <text:p>166813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186]+[.B185]" office:value-type="float" office:value="167618" calcext:value-type="float">
            <text:p>16761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187]+[.B186]" office:value-type="float" office:value="168420" calcext:value-type="float">
            <text:p>16842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188]+[.B187]" office:value-type="float" office:value="169222" calcext:value-type="float">
            <text:p>169222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189]+[.B188]" office:value-type="float" office:value="170020" calcext:value-type="float">
            <text:p>170020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190]+[.B189]" office:value-type="float" office:value="170816" calcext:value-type="float">
            <text:p>170816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191]+[.B190]" office:value-type="float" office:value="171609" calcext:value-type="float">
            <text:p>171609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192]+[.B191]" office:value-type="float" office:value="172401" calcext:value-type="float">
            <text:p>17240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193]+[.B192]" office:value-type="float" office:value="173192" calcext:value-type="float">
            <text:p>173192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194]+[.B193]" office:value-type="float" office:value="173983" calcext:value-type="float">
            <text:p>173983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195]+[.B194]" office:value-type="float" office:value="174773" calcext:value-type="float">
            <text:p>174773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196]+[.B195]" office:value-type="float" office:value="175563" calcext:value-type="float">
            <text:p>17556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197]+[.B196]" office:value-type="float" office:value="176352" calcext:value-type="float">
            <text:p>17635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198]+[.B197]" office:value-type="float" office:value="177141" calcext:value-type="float">
            <text:p>177141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199]+[.B198]" office:value-type="float" office:value="177930" calcext:value-type="float">
            <text:p>17793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200]+[.B199]" office:value-type="float" office:value="178718" calcext:value-type="float">
            <text:p>17871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201]+[.B200]" office:value-type="float" office:value="179506" calcext:value-type="float">
            <text:p>17950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202]+[.B201]" office:value-type="float" office:value="180291" calcext:value-type="float">
            <text:p>18029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203]+[.B202]" office:value-type="float" office:value="181075" calcext:value-type="float">
            <text:p>181075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204]+[.B203]" office:value-type="float" office:value="181857" calcext:value-type="float">
            <text:p>181857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205]+[.B204]" office:value-type="float" office:value="182638" calcext:value-type="float">
            <text:p>18263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206]+[.B205]" office:value-type="float" office:value="183418" calcext:value-type="float">
            <text:p>18341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207]+[.B206]" office:value-type="float" office:value="184197" calcext:value-type="float">
            <text:p>184197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208]+[.B207]" office:value-type="float" office:value="184976" calcext:value-type="float">
            <text:p>18497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209]+[.B208]" office:value-type="float" office:value="185754" calcext:value-type="float">
            <text:p>185754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210]+[.B209]" office:value-type="float" office:value="186531" calcext:value-type="float">
            <text:p>18653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211]+[.B210]" office:value-type="float" office:value="187307" calcext:value-type="float">
            <text:p>18730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212]+[.B211]" office:value-type="float" office:value="188082" calcext:value-type="float">
            <text:p>188082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213]+[.B212]" office:value-type="float" office:value="188856" calcext:value-type="float">
            <text:p>188856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214]+[.B213]" office:value-type="float" office:value="189627" calcext:value-type="float">
            <text:p>18962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5]+[.B214]" office:value-type="float" office:value="190397" calcext:value-type="float">
            <text:p>19039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6]+[.B215]" office:value-type="float" office:value="191167" calcext:value-type="float">
            <text:p>19116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7]+[.B216]" office:value-type="float" office:value="191937" calcext:value-type="float">
            <text:p>19193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8]+[.B217]" office:value-type="float" office:value="192707" calcext:value-type="float">
            <text:p>192707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219]+[.B218]" office:value-type="float" office:value="193476" calcext:value-type="float">
            <text:p>19347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220]+[.B219]" office:value-type="float" office:value="194245" calcext:value-type="float">
            <text:p>194245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221]+[.B220]" office:value-type="float" office:value="195013" calcext:value-type="float">
            <text:p>195013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222]+[.B221]" office:value-type="float" office:value="195778" calcext:value-type="float">
            <text:p>19577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223]+[.B222]" office:value-type="float" office:value="196542" calcext:value-type="float">
            <text:p>19654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224]+[.B223]" office:value-type="float" office:value="197306" calcext:value-type="float">
            <text:p>197306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225]+[.B224]" office:value-type="float" office:value="198070" calcext:value-type="float">
            <text:p>19807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226]+[.B225]" office:value-type="float" office:value="198833" calcext:value-type="float">
            <text:p>198833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227]+[.B226]" office:value-type="float" office:value="199595" calcext:value-type="float">
            <text:p>199595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228]+[.B227]" office:value-type="float" office:value="200356" calcext:value-type="float">
            <text:p>200356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229]+[.B228]" office:value-type="float" office:value="201115" calcext:value-type="float">
            <text:p>201115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230]+[.B229]" office:value-type="float" office:value="201873" calcext:value-type="float">
            <text:p>201873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231]+[.B230]" office:value-type="float" office:value="202629" calcext:value-type="float">
            <text:p>202629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232]+[.B231]" office:value-type="float" office:value="203385" calcext:value-type="float">
            <text:p>203385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233]+[.B232]" office:value-type="float" office:value="204137" calcext:value-type="float">
            <text:p>204137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234]+[.B233]" office:value-type="float" office:value="204888" calcext:value-type="float">
            <text:p>20488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235]+[.B234]" office:value-type="float" office:value="205638" calcext:value-type="float">
            <text:p>20563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236]+[.B235]" office:value-type="float" office:value="206388" calcext:value-type="float">
            <text:p>20638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237]+[.B236]" office:value-type="float" office:value="207136" calcext:value-type="float">
            <text:p>207136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238]+[.B237]" office:value-type="float" office:value="207884" calcext:value-type="float">
            <text:p>207884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39]+[.B238]" office:value-type="float" office:value="208631" calcext:value-type="float">
            <text:p>208631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40]+[.B239]" office:value-type="float" office:value="209378" calcext:value-type="float">
            <text:p>20937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241]+[.B240]" office:value-type="float" office:value="210124" calcext:value-type="float">
            <text:p>210124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242]+[.B241]" office:value-type="float" office:value="210870" calcext:value-type="float">
            <text:p>21087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243]+[.B242]" office:value-type="float" office:value="211615" calcext:value-type="float">
            <text:p>211615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244]+[.B243]" office:value-type="float" office:value="212357" calcext:value-type="float">
            <text:p>212357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245]+[.B244]" office:value-type="float" office:value="213097" calcext:value-type="float">
            <text:p>213097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246]+[.B245]" office:value-type="float" office:value="213836" calcext:value-type="float">
            <text:p>21383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247]+[.B246]" office:value-type="float" office:value="214574" calcext:value-type="float">
            <text:p>21457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248]+[.B247]" office:value-type="float" office:value="215310" calcext:value-type="float">
            <text:p>21531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249]+[.B248]" office:value-type="float" office:value="216046" calcext:value-type="float">
            <text:p>216046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250]+[.B249]" office:value-type="float" office:value="216781" calcext:value-type="float">
            <text:p>216781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251]+[.B250]" office:value-type="float" office:value="217515" calcext:value-type="float">
            <text:p>217515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252]+[.B251]" office:value-type="float" office:value="218248" calcext:value-type="float">
            <text:p>21824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253]+[.B252]" office:value-type="float" office:value="218976" calcext:value-type="float">
            <text:p>21897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254]+[.B253]" office:value-type="float" office:value="219704" calcext:value-type="float">
            <text:p>21970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255]+[.B254]" office:value-type="float" office:value="220431" calcext:value-type="float">
            <text:p>220431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256]+[.B255]" office:value-type="float" office:value="221156" calcext:value-type="float">
            <text:p>22115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257]+[.B256]" office:value-type="float" office:value="221881" calcext:value-type="float">
            <text:p>221881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258]+[.B257]" office:value-type="float" office:value="222606" calcext:value-type="float">
            <text:p>222606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259]+[.B258]" office:value-type="float" office:value="223330" calcext:value-type="float">
            <text:p>223330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260]+[.B259]" office:value-type="float" office:value="224053" calcext:value-type="float">
            <text:p>224053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261]+[.B260]" office:value-type="float" office:value="224775" calcext:value-type="float">
            <text:p>224775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262]+[.B261]" office:value-type="float" office:value="225495" calcext:value-type="float">
            <text:p>225495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263]+[.B262]" office:value-type="float" office:value="226215" calcext:value-type="float">
            <text:p>226215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264]+[.B263]" office:value-type="float" office:value="226934" calcext:value-type="float">
            <text:p>22693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265]+[.B264]" office:value-type="float" office:value="227646" calcext:value-type="float">
            <text:p>22764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266]+[.B265]" office:value-type="float" office:value="228353" calcext:value-type="float">
            <text:p>22835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267]+[.B266]" office:value-type="float" office:value="229059" calcext:value-type="float">
            <text:p>229059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268]+[.B267]" office:value-type="float" office:value="229765" calcext:value-type="float">
            <text:p>229765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269]+[.B268]" office:value-type="float" office:value="230471" calcext:value-type="float">
            <text:p>23047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270]+[.B269]" office:value-type="float" office:value="231176" calcext:value-type="float">
            <text:p>23117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271]+[.B270]" office:value-type="float" office:value="231881" calcext:value-type="float">
            <text:p>231881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272]+[.B271]" office:value-type="float" office:value="232584" calcext:value-type="float">
            <text:p>232584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273]+[.B272]" office:value-type="float" office:value="233287" calcext:value-type="float">
            <text:p>23328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274]+[.B273]" office:value-type="float" office:value="233989" calcext:value-type="float">
            <text:p>233989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275]+[.B274]" office:value-type="float" office:value="234691" calcext:value-type="float">
            <text:p>234691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276]+[.B275]" office:value-type="float" office:value="235393" calcext:value-type="float">
            <text:p>235393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277]+[.B276]" office:value-type="float" office:value="236092" calcext:value-type="float">
            <text:p>236092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278]+[.B277]" office:value-type="float" office:value="236790" calcext:value-type="float">
            <text:p>23679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279]+[.B278]" office:value-type="float" office:value="237485" calcext:value-type="float">
            <text:p>2374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280]+[.B279]" office:value-type="float" office:value="238179" calcext:value-type="float">
            <text:p>238179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281]+[.B280]" office:value-type="float" office:value="238871" calcext:value-type="float">
            <text:p>238871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282]+[.B281]" office:value-type="float" office:value="239562" calcext:value-type="float">
            <text:p>239562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283]+[.B282]" office:value-type="float" office:value="240253" calcext:value-type="float">
            <text:p>24025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284]+[.B283]" office:value-type="float" office:value="240944" calcext:value-type="float">
            <text:p>240944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285]+[.B284]" office:value-type="float" office:value="241631" calcext:value-type="float">
            <text:p>241631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286]+[.B285]" office:value-type="float" office:value="242316" calcext:value-type="float">
            <text:p>24231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287]+[.B286]" office:value-type="float" office:value="243000" calcext:value-type="float">
            <text:p>243000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288]+[.B287]" office:value-type="float" office:value="243683" calcext:value-type="float">
            <text:p>243683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289]+[.B288]" office:value-type="float" office:value="244366" calcext:value-type="float">
            <text:p>244366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290]+[.B289]" office:value-type="float" office:value="245047" calcext:value-type="float">
            <text:p>24504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291]+[.B290]" office:value-type="float" office:value="245728" calcext:value-type="float">
            <text:p>24572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292]+[.B291]" office:value-type="float" office:value="246408" calcext:value-type="float">
            <text:p>24640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293]+[.B292]" office:value-type="float" office:value="247088" calcext:value-type="float">
            <text:p>24708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294]+[.B293]" office:value-type="float" office:value="247768" calcext:value-type="float">
            <text:p>24776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295]+[.B294]" office:value-type="float" office:value="248447" calcext:value-type="float">
            <text:p>248447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296]+[.B295]" office:value-type="float" office:value="249123" calcext:value-type="float">
            <text:p>24912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297]+[.B296]" office:value-type="float" office:value="249799" calcext:value-type="float">
            <text:p>249799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298]+[.B297]" office:value-type="float" office:value="250475" calcext:value-type="float">
            <text:p>25047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299]+[.B298]" office:value-type="float" office:value="251151" calcext:value-type="float">
            <text:p>251151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300]+[.B299]" office:value-type="float" office:value="251826" calcext:value-type="float">
            <text:p>25182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301]+[.B300]" office:value-type="float" office:value="252497" calcext:value-type="float">
            <text:p>252497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302]+[.B301]" office:value-type="float" office:value="253166" calcext:value-type="float">
            <text:p>253166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303]+[.B302]" office:value-type="float" office:value="253835" calcext:value-type="float">
            <text:p>253835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304]+[.B303]" office:value-type="float" office:value="254502" calcext:value-type="float">
            <text:p>254502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305]+[.B304]" office:value-type="float" office:value="255168" calcext:value-type="float">
            <text:p>2551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306]+[.B305]" office:value-type="float" office:value="255834" calcext:value-type="float">
            <text:p>25583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307]+[.B306]" office:value-type="float" office:value="256499" calcext:value-type="float">
            <text:p>256499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308]+[.B307]" office:value-type="float" office:value="257164" calcext:value-type="float">
            <text:p>25716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309]+[.B308]" office:value-type="float" office:value="257829" calcext:value-type="float">
            <text:p>257829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310]+[.B309]" office:value-type="float" office:value="258494" calcext:value-type="float">
            <text:p>25849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311]+[.B310]" office:value-type="float" office:value="259158" calcext:value-type="float">
            <text:p>259158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312]+[.B311]" office:value-type="float" office:value="259819" calcext:value-type="float">
            <text:p>259819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313]+[.B312]" office:value-type="float" office:value="260479" calcext:value-type="float">
            <text:p>260479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14]+[.B313]" office:value-type="float" office:value="261138" calcext:value-type="float">
            <text:p>26113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315]+[.B314]" office:value-type="float" office:value="261796" calcext:value-type="float">
            <text:p>261796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316]+[.B315]" office:value-type="float" office:value="262453" calcext:value-type="float">
            <text:p>262453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317]+[.B316]" office:value-type="float" office:value="263109" calcext:value-type="float">
            <text:p>26310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318]+[.B317]" office:value-type="float" office:value="263764" calcext:value-type="float">
            <text:p>26376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19]+[.B318]" office:value-type="float" office:value="264417" calcext:value-type="float">
            <text:p>264417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20]+[.B319]" office:value-type="float" office:value="265070" calcext:value-type="float">
            <text:p>265070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21]+[.B320]" office:value-type="float" office:value="265722" calcext:value-type="float">
            <text:p>26572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22]+[.B321]" office:value-type="float" office:value="266374" calcext:value-type="float">
            <text:p>266374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323]+[.B322]" office:value-type="float" office:value="267025" calcext:value-type="float">
            <text:p>267025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324]+[.B323]" office:value-type="float" office:value="267676" calcext:value-type="float">
            <text:p>26767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325]+[.B324]" office:value-type="float" office:value="268326" calcext:value-type="float">
            <text:p>26832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326]+[.B325]" office:value-type="float" office:value="268976" calcext:value-type="float">
            <text:p>268976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27]+[.B326]" office:value-type="float" office:value="269625" calcext:value-type="float">
            <text:p>269625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28]+[.B327]" office:value-type="float" office:value="270274" calcext:value-type="float">
            <text:p>270274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29]+[.B328]" office:value-type="float" office:value="270923" calcext:value-type="float">
            <text:p>27092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30]+[.B329]" office:value-type="float" office:value="271572" calcext:value-type="float">
            <text:p>271572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331]+[.B330]" office:value-type="float" office:value="272220" calcext:value-type="float">
            <text:p>27222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332]+[.B331]" office:value-type="float" office:value="272868" calcext:value-type="float">
            <text:p>272868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333]+[.B332]" office:value-type="float" office:value="273516" calcext:value-type="float">
            <text:p>27351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334]+[.B333]" office:value-type="float" office:value="274164" calcext:value-type="float">
            <text:p>274164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335]+[.B334]" office:value-type="float" office:value="274811" calcext:value-type="float">
            <text:p>274811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336]+[.B335]" office:value-type="float" office:value="275458" calcext:value-type="float">
            <text:p>27545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337]+[.B336]" office:value-type="float" office:value="276104" calcext:value-type="float">
            <text:p>27610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338]+[.B337]" office:value-type="float" office:value="276750" calcext:value-type="float">
            <text:p>276750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339]+[.B338]" office:value-type="float" office:value="277396" calcext:value-type="float">
            <text:p>27739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340]+[.B339]" office:value-type="float" office:value="278042" calcext:value-type="float">
            <text:p>278042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341]+[.B340]" office:value-type="float" office:value="278687" calcext:value-type="float">
            <text:p>278687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342]+[.B341]" office:value-type="float" office:value="279331" calcext:value-type="float">
            <text:p>27933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343]+[.B342]" office:value-type="float" office:value="279970" calcext:value-type="float">
            <text:p>27997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344]+[.B343]" office:value-type="float" office:value="280608" calcext:value-type="float">
            <text:p>280608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345]+[.B344]" office:value-type="float" office:value="281245" calcext:value-type="float">
            <text:p>28124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346]+[.B345]" office:value-type="float" office:value="281881" calcext:value-type="float">
            <text:p>281881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347]+[.B346]" office:value-type="float" office:value="282517" calcext:value-type="float">
            <text:p>282517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348]+[.B347]" office:value-type="float" office:value="283153" calcext:value-type="float">
            <text:p>28315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349]+[.B348]" office:value-type="float" office:value="283788" calcext:value-type="float">
            <text:p>28378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350]+[.B349]" office:value-type="float" office:value="284422" calcext:value-type="float">
            <text:p>28442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351]+[.B350]" office:value-type="float" office:value="285054" calcext:value-type="float">
            <text:p>285054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352]+[.B351]" office:value-type="float" office:value="285684" calcext:value-type="float">
            <text:p>285684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353]+[.B352]" office:value-type="float" office:value="286314" calcext:value-type="float">
            <text:p>28631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354]+[.B353]" office:value-type="float" office:value="286943" calcext:value-type="float">
            <text:p>2869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55]+[.B354]" office:value-type="float" office:value="287570" calcext:value-type="float">
            <text:p>287570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356]+[.B355]" office:value-type="float" office:value="288196" calcext:value-type="float">
            <text:p>288196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357]+[.B356]" office:value-type="float" office:value="288821" calcext:value-type="float">
            <text:p>28882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358]+[.B357]" office:value-type="float" office:value="289446" calcext:value-type="float">
            <text:p>28944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359]+[.B358]" office:value-type="float" office:value="290070" calcext:value-type="float">
            <text:p>29007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360]+[.B359]" office:value-type="float" office:value="290693" calcext:value-type="float">
            <text:p>290693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361]+[.B360]" office:value-type="float" office:value="291315" calcext:value-type="float">
            <text:p>29131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362]+[.B361]" office:value-type="float" office:value="291937" calcext:value-type="float">
            <text:p>291937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363]+[.B362]" office:value-type="float" office:value="292557" calcext:value-type="float">
            <text:p>29255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364]+[.B363]" office:value-type="float" office:value="293176" calcext:value-type="float">
            <text:p>293176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365]+[.B364]" office:value-type="float" office:value="293795" calcext:value-type="float">
            <text:p>293795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366]+[.B365]" office:value-type="float" office:value="294410" calcext:value-type="float">
            <text:p>29441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367]+[.B366]" office:value-type="float" office:value="295023" calcext:value-type="float">
            <text:p>295023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368]+[.B367]" office:value-type="float" office:value="295635" calcext:value-type="float">
            <text:p>295635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369]+[.B368]" office:value-type="float" office:value="296246" calcext:value-type="float">
            <text:p>296246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370]+[.B369]" office:value-type="float" office:value="296856" calcext:value-type="float">
            <text:p>29685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371]+[.B370]" office:value-type="float" office:value="297465" calcext:value-type="float">
            <text:p>297465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372]+[.B371]" office:value-type="float" office:value="298074" calcext:value-type="float">
            <text:p>298074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373]+[.B372]" office:value-type="float" office:value="298681" calcext:value-type="float">
            <text:p>298681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374]+[.B373]" office:value-type="float" office:value="299287" calcext:value-type="float">
            <text:p>29928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375]+[.B374]" office:value-type="float" office:value="299892" calcext:value-type="float">
            <text:p>29989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376]+[.B375]" office:value-type="float" office:value="300497" calcext:value-type="float">
            <text:p>300497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77]+[.B376]" office:value-type="float" office:value="301098" calcext:value-type="float">
            <text:p>301098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78]+[.B377]" office:value-type="float" office:value="301699" calcext:value-type="float">
            <text:p>301699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79]+[.B378]" office:value-type="float" office:value="302300" calcext:value-type="float">
            <text:p>30230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80]+[.B379]" office:value-type="float" office:value="302901" calcext:value-type="float">
            <text:p>302901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81]+[.B380]" office:value-type="float" office:value="303502" calcext:value-type="float">
            <text:p>30350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82]+[.B381]" office:value-type="float" office:value="304102" calcext:value-type="float">
            <text:p>30410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83]+[.B382]" office:value-type="float" office:value="304702" calcext:value-type="float">
            <text:p>30470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384]+[.B383]" office:value-type="float" office:value="305300" calcext:value-type="float">
            <text:p>30530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385]+[.B384]" office:value-type="float" office:value="305898" calcext:value-type="float">
            <text:p>305898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386]+[.B385]" office:value-type="float" office:value="306495" calcext:value-type="float">
            <text:p>306495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387]+[.B386]" office:value-type="float" office:value="307091" calcext:value-type="float">
            <text:p>307091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388]+[.B387]" office:value-type="float" office:value="307687" calcext:value-type="float">
            <text:p>30768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389]+[.B388]" office:value-type="float" office:value="308283" calcext:value-type="float">
            <text:p>308283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390]+[.B389]" office:value-type="float" office:value="308877" calcext:value-type="float">
            <text:p>308877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391]+[.B390]" office:value-type="float" office:value="309471" calcext:value-type="float">
            <text:p>30947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392]+[.B391]" office:value-type="float" office:value="310063" calcext:value-type="float">
            <text:p>310063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393]+[.B392]" office:value-type="float" office:value="310653" calcext:value-type="float">
            <text:p>310653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394]+[.B393]" office:value-type="float" office:value="311243" calcext:value-type="float">
            <text:p>311243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395]+[.B394]" office:value-type="float" office:value="311832" calcext:value-type="float">
            <text:p>311832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396]+[.B395]" office:value-type="float" office:value="312420" calcext:value-type="float">
            <text:p>31242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397]+[.B396]" office:value-type="float" office:value="313007" calcext:value-type="float">
            <text:p>313007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398]+[.B397]" office:value-type="float" office:value="313592" calcext:value-type="float">
            <text:p>313592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399]+[.B398]" office:value-type="float" office:value="314177" calcext:value-type="float">
            <text:p>314177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400]+[.B399]" office:value-type="float" office:value="314760" calcext:value-type="float">
            <text:p>31476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401]+[.B400]" office:value-type="float" office:value="315341" calcext:value-type="float">
            <text:p>31534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402]+[.B401]" office:value-type="float" office:value="315921" calcext:value-type="float">
            <text:p>31592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403]+[.B402]" office:value-type="float" office:value="316497" calcext:value-type="float">
            <text:p>316497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404]+[.B403]" office:value-type="float" office:value="317071" calcext:value-type="float">
            <text:p>31707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405]+[.B404]" office:value-type="float" office:value="317643" calcext:value-type="float">
            <text:p>317643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406]+[.B405]" office:value-type="float" office:value="318213" calcext:value-type="float">
            <text:p>31821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407]+[.B406]" office:value-type="float" office:value="318782" calcext:value-type="float">
            <text:p>318782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408]+[.B407]" office:value-type="float" office:value="319350" calcext:value-type="float">
            <text:p>319350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409]+[.B408]" office:value-type="float" office:value="319918" calcext:value-type="float">
            <text:p>31991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410]+[.B409]" office:value-type="float" office:value="320485" calcext:value-type="float">
            <text:p>320485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411]+[.B410]" office:value-type="float" office:value="321047" calcext:value-type="float">
            <text:p>321047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412]+[.B411]" office:value-type="float" office:value="321609" calcext:value-type="float">
            <text:p>321609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413]+[.B412]" office:value-type="float" office:value="322169" calcext:value-type="float">
            <text:p>322169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414]+[.B413]" office:value-type="float" office:value="322728" calcext:value-type="float">
            <text:p>32272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415]+[.B414]" office:value-type="float" office:value="323287" calcext:value-type="float">
            <text:p>323287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416]+[.B415]" office:value-type="float" office:value="323846" calcext:value-type="float">
            <text:p>32384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417]+[.B416]" office:value-type="float" office:value="324404" calcext:value-type="float">
            <text:p>32440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418]+[.B417]" office:value-type="float" office:value="324962" calcext:value-type="float">
            <text:p>32496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419]+[.B418]" office:value-type="float" office:value="325518" calcext:value-type="float">
            <text:p>325518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420]+[.B419]" office:value-type="float" office:value="326074" calcext:value-type="float">
            <text:p>32607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421]+[.B420]" office:value-type="float" office:value="326626" calcext:value-type="float">
            <text:p>32662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422]+[.B421]" office:value-type="float" office:value="327175" calcext:value-type="float">
            <text:p>327175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423]+[.B422]" office:value-type="float" office:value="327723" calcext:value-type="float">
            <text:p>327723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424]+[.B423]" office:value-type="float" office:value="328269" calcext:value-type="float">
            <text:p>328269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425]+[.B424]" office:value-type="float" office:value="328814" calcext:value-type="float">
            <text:p>32881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426]+[.B425]" office:value-type="float" office:value="329359" calcext:value-type="float">
            <text:p>329359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427]+[.B426]" office:value-type="float" office:value="329904" calcext:value-type="float">
            <text:p>32990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428]+[.B427]" office:value-type="float" office:value="330448" calcext:value-type="float">
            <text:p>330448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429]+[.B428]" office:value-type="float" office:value="330991" calcext:value-type="float">
            <text:p>330991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430]+[.B429]" office:value-type="float" office:value="331534" calcext:value-type="float">
            <text:p>33153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431]+[.B430]" office:value-type="float" office:value="332076" calcext:value-type="float">
            <text:p>33207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432]+[.B431]" office:value-type="float" office:value="332618" calcext:value-type="float">
            <text:p>332618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433]+[.B432]" office:value-type="float" office:value="333159" calcext:value-type="float">
            <text:p>33315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434]+[.B433]" office:value-type="float" office:value="333695" calcext:value-type="float">
            <text:p>33369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435]+[.B434]" office:value-type="float" office:value="334231" calcext:value-type="float">
            <text:p>334231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436]+[.B435]" office:value-type="float" office:value="334767" calcext:value-type="float">
            <text:p>33476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437]+[.B436]" office:value-type="float" office:value="335303" calcext:value-type="float">
            <text:p>335303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438]+[.B437]" office:value-type="float" office:value="335838" calcext:value-type="float">
            <text:p>33583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439]+[.B438]" office:value-type="float" office:value="336371" calcext:value-type="float">
            <text:p>33637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440]+[.B439]" office:value-type="float" office:value="336904" calcext:value-type="float">
            <text:p>33690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441]+[.B440]" office:value-type="float" office:value="337436" calcext:value-type="float">
            <text:p>33743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442]+[.B441]" office:value-type="float" office:value="337968" calcext:value-type="float">
            <text:p>33796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443]+[.B442]" office:value-type="float" office:value="338500" calcext:value-type="float">
            <text:p>33850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444]+[.B443]" office:value-type="float" office:value="339032" calcext:value-type="float">
            <text:p>3390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445]+[.B444]" office:value-type="float" office:value="339563" calcext:value-type="float">
            <text:p>3395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446]+[.B445]" office:value-type="float" office:value="340093" calcext:value-type="float">
            <text:p>34009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447]+[.B446]" office:value-type="float" office:value="340623" calcext:value-type="float">
            <text:p>34062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448]+[.B447]" office:value-type="float" office:value="341152" calcext:value-type="float">
            <text:p>34115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449]+[.B448]" office:value-type="float" office:value="341680" calcext:value-type="float">
            <text:p>34168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450]+[.B449]" office:value-type="float" office:value="342207" calcext:value-type="float">
            <text:p>342207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451]+[.B450]" office:value-type="float" office:value="342734" calcext:value-type="float">
            <text:p>34273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452]+[.B451]" office:value-type="float" office:value="343259" calcext:value-type="float">
            <text:p>343259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453]+[.B452]" office:value-type="float" office:value="343784" calcext:value-type="float">
            <text:p>34378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454]+[.B453]" office:value-type="float" office:value="344308" calcext:value-type="float">
            <text:p>344308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455]+[.B454]" office:value-type="float" office:value="344831" calcext:value-type="float">
            <text:p>344831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456]+[.B455]" office:value-type="float" office:value="345353" calcext:value-type="float">
            <text:p>345353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457]+[.B456]" office:value-type="float" office:value="345874" calcext:value-type="float">
            <text:p>34587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458]+[.B457]" office:value-type="float" office:value="346394" calcext:value-type="float">
            <text:p>34639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459]+[.B458]" office:value-type="float" office:value="346911" calcext:value-type="float">
            <text:p>34691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460]+[.B459]" office:value-type="float" office:value="347426" calcext:value-type="float">
            <text:p>34742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461]+[.B460]" office:value-type="float" office:value="347941" calcext:value-type="float">
            <text:p>34794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62]+[.B461]" office:value-type="float" office:value="348454" calcext:value-type="float">
            <text:p>34845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63]+[.B462]" office:value-type="float" office:value="348967" calcext:value-type="float">
            <text:p>348967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464]+[.B463]" office:value-type="float" office:value="349478" calcext:value-type="float">
            <text:p>34947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65]+[.B464]" office:value-type="float" office:value="349986" calcext:value-type="float">
            <text:p>34998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466]+[.B465]" office:value-type="float" office:value="350493" calcext:value-type="float">
            <text:p>350493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467]+[.B466]" office:value-type="float" office:value="351000" calcext:value-type="float">
            <text:p>35100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468]+[.B467]" office:value-type="float" office:value="351507" calcext:value-type="float">
            <text:p>35150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469]+[.B468]" office:value-type="float" office:value="352013" calcext:value-type="float">
            <text:p>352013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470]+[.B469]" office:value-type="float" office:value="352519" calcext:value-type="float">
            <text:p>35251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471]+[.B470]" office:value-type="float" office:value="353025" calcext:value-type="float">
            <text:p>353025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472]+[.B471]" office:value-type="float" office:value="353529" calcext:value-type="float">
            <text:p>35352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473]+[.B472]" office:value-type="float" office:value="354032" calcext:value-type="float">
            <text:p>35403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474]+[.B473]" office:value-type="float" office:value="354534" calcext:value-type="float">
            <text:p>3545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475]+[.B474]" office:value-type="float" office:value="355035" calcext:value-type="float">
            <text:p>355035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476]+[.B475]" office:value-type="float" office:value="355536" calcext:value-type="float">
            <text:p>35553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77]+[.B476]" office:value-type="float" office:value="356032" calcext:value-type="float">
            <text:p>35603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78]+[.B477]" office:value-type="float" office:value="356526" calcext:value-type="float">
            <text:p>35652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79]+[.B478]" office:value-type="float" office:value="357019" calcext:value-type="float">
            <text:p>357019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80]+[.B479]" office:value-type="float" office:value="357511" calcext:value-type="float">
            <text:p>35751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81]+[.B480]" office:value-type="float" office:value="358002" calcext:value-type="float">
            <text:p>35800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82]+[.B481]" office:value-type="float" office:value="358492" calcext:value-type="float">
            <text:p>35849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83]+[.B482]" office:value-type="float" office:value="358980" calcext:value-type="float">
            <text:p>35898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4]+[.B483]" office:value-type="float" office:value="359467" calcext:value-type="float">
            <text:p>35946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5]+[.B484]" office:value-type="float" office:value="359954" calcext:value-type="float">
            <text:p>35995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6]+[.B485]" office:value-type="float" office:value="360440" calcext:value-type="float">
            <text:p>36044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7]+[.B486]" office:value-type="float" office:value="360926" calcext:value-type="float">
            <text:p>36092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8]+[.B487]" office:value-type="float" office:value="361411" calcext:value-type="float">
            <text:p>36141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9]+[.B488]" office:value-type="float" office:value="361896" calcext:value-type="float">
            <text:p>36189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90]+[.B489]" office:value-type="float" office:value="362376" calcext:value-type="float">
            <text:p>36237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91]+[.B490]" office:value-type="float" office:value="362855" calcext:value-type="float">
            <text:p>362855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92]+[.B491]" office:value-type="float" office:value="363334" calcext:value-type="float">
            <text:p>363334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93]+[.B492]" office:value-type="float" office:value="363811" calcext:value-type="float">
            <text:p>36381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94]+[.B493]" office:value-type="float" office:value="364288" calcext:value-type="float">
            <text:p>36428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95]+[.B494]" office:value-type="float" office:value="364764" calcext:value-type="float">
            <text:p>36476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96]+[.B495]" office:value-type="float" office:value="365240" calcext:value-type="float">
            <text:p>36524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97]+[.B496]" office:value-type="float" office:value="365715" calcext:value-type="float">
            <text:p>365715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98]+[.B497]" office:value-type="float" office:value="366189" calcext:value-type="float">
            <text:p>366189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99]+[.B498]" office:value-type="float" office:value="366663" calcext:value-type="float">
            <text:p>36666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500]+[.B499]" office:value-type="float" office:value="367137" calcext:value-type="float">
            <text:p>367137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501]+[.B500]" office:value-type="float" office:value="367610" calcext:value-type="float">
            <text:p>36761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502]+[.B501]" office:value-type="float" office:value="368083" calcext:value-type="float">
            <text:p>368083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503]+[.B502]" office:value-type="float" office:value="368555" calcext:value-type="float">
            <text:p>36855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504]+[.B503]" office:value-type="float" office:value="369026" calcext:value-type="float">
            <text:p>36902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505]+[.B504]" office:value-type="float" office:value="369496" calcext:value-type="float">
            <text:p>36949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506]+[.B505]" office:value-type="float" office:value="369965" calcext:value-type="float">
            <text:p>36996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507]+[.B506]" office:value-type="float" office:value="370430" calcext:value-type="float">
            <text:p>37043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508]+[.B507]" office:value-type="float" office:value="370895" calcext:value-type="float">
            <text:p>370895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509]+[.B508]" office:value-type="float" office:value="371356" calcext:value-type="float">
            <text:p>37135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510]+[.B509]" office:value-type="float" office:value="371816" calcext:value-type="float">
            <text:p>371816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511]+[.B510]" office:value-type="float" office:value="372275" calcext:value-type="float">
            <text:p>37227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512]+[.B511]" office:value-type="float" office:value="372734" calcext:value-type="float">
            <text:p>37273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513]+[.B512]" office:value-type="float" office:value="373193" calcext:value-type="float">
            <text:p>37319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514]+[.B513]" office:value-type="float" office:value="373651" calcext:value-type="float">
            <text:p>37365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515]+[.B514]" office:value-type="float" office:value="374109" calcext:value-type="float">
            <text:p>374109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516]+[.B515]" office:value-type="float" office:value="374566" calcext:value-type="float">
            <text:p>37456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517]+[.B516]" office:value-type="float" office:value="375021" calcext:value-type="float">
            <text:p>37502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518]+[.B517]" office:value-type="float" office:value="375475" calcext:value-type="float">
            <text:p>37547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519]+[.B518]" office:value-type="float" office:value="375928" calcext:value-type="float">
            <text:p>37592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520]+[.B519]" office:value-type="float" office:value="376381" calcext:value-type="float">
            <text:p>37638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521]+[.B520]" office:value-type="float" office:value="376833" calcext:value-type="float">
            <text:p>37683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522]+[.B521]" office:value-type="float" office:value="377284" calcext:value-type="float">
            <text:p>37728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523]+[.B522]" office:value-type="float" office:value="377733" calcext:value-type="float">
            <text:p>37773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524]+[.B523]" office:value-type="float" office:value="378181" calcext:value-type="float">
            <text:p>37818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525]+[.B524]" office:value-type="float" office:value="378627" calcext:value-type="float">
            <text:p>37862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526]+[.B525]" office:value-type="float" office:value="379072" calcext:value-type="float">
            <text:p>379072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527]+[.B526]" office:value-type="float" office:value="379517" calcext:value-type="float">
            <text:p>37951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528]+[.B527]" office:value-type="float" office:value="379962" calcext:value-type="float">
            <text:p>37996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529]+[.B528]" office:value-type="float" office:value="380406" calcext:value-type="float">
            <text:p>38040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530]+[.B529]" office:value-type="float" office:value="380850" calcext:value-type="float">
            <text:p>38085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531]+[.B530]" office:value-type="float" office:value="381293" calcext:value-type="float">
            <text:p>38129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532]+[.B531]" office:value-type="float" office:value="381735" calcext:value-type="float">
            <text:p>38173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533]+[.B532]" office:value-type="float" office:value="382175" calcext:value-type="float">
            <text:p>38217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534]+[.B533]" office:value-type="float" office:value="382614" calcext:value-type="float">
            <text:p>38261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535]+[.B534]" office:value-type="float" office:value="383050" calcext:value-type="float">
            <text:p>38305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536]+[.B535]" office:value-type="float" office:value="383486" calcext:value-type="float">
            <text:p>38348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537]+[.B536]" office:value-type="float" office:value="383921" calcext:value-type="float">
            <text:p>38392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538]+[.B537]" office:value-type="float" office:value="384356" calcext:value-type="float">
            <text:p>38435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539]+[.B538]" office:value-type="float" office:value="384791" calcext:value-type="float">
            <text:p>38479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540]+[.B539]" office:value-type="float" office:value="385225" calcext:value-type="float">
            <text:p>38522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541]+[.B540]" office:value-type="float" office:value="385656" calcext:value-type="float">
            <text:p>38565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542]+[.B541]" office:value-type="float" office:value="386086" calcext:value-type="float">
            <text:p>386086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43]+[.B542]" office:value-type="float" office:value="386515" calcext:value-type="float">
            <text:p>38651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44]+[.B543]" office:value-type="float" office:value="386944" calcext:value-type="float">
            <text:p>3869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545]+[.B544]" office:value-type="float" office:value="387372" calcext:value-type="float">
            <text:p>38737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546]+[.B545]" office:value-type="float" office:value="387800" calcext:value-type="float">
            <text:p>38780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547]+[.B546]" office:value-type="float" office:value="388228" calcext:value-type="float">
            <text:p>38822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548]+[.B547]" office:value-type="float" office:value="388655" calcext:value-type="float">
            <text:p>388655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549]+[.B548]" office:value-type="float" office:value="389082" calcext:value-type="float">
            <text:p>389082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550]+[.B549]" office:value-type="float" office:value="389508" calcext:value-type="float">
            <text:p>38950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551]+[.B550]" office:value-type="float" office:value="389933" calcext:value-type="float">
            <text:p>389933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552]+[.B551]" office:value-type="float" office:value="390358" calcext:value-type="float">
            <text:p>39035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553]+[.B552]" office:value-type="float" office:value="390783" calcext:value-type="float">
            <text:p>39078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54]+[.B553]" office:value-type="float" office:value="391207" calcext:value-type="float">
            <text:p>39120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55]+[.B554]" office:value-type="float" office:value="391631" calcext:value-type="float">
            <text:p>39163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556]+[.B555]" office:value-type="float" office:value="392053" calcext:value-type="float">
            <text:p>39205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557]+[.B556]" office:value-type="float" office:value="392473" calcext:value-type="float">
            <text:p>39247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558]+[.B557]" office:value-type="float" office:value="392893" calcext:value-type="float">
            <text:p>392893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559]+[.B558]" office:value-type="float" office:value="393311" calcext:value-type="float">
            <text:p>39331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560]+[.B559]" office:value-type="float" office:value="393728" calcext:value-type="float">
            <text:p>39372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561]+[.B560]" office:value-type="float" office:value="394145" calcext:value-type="float">
            <text:p>39414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562]+[.B561]" office:value-type="float" office:value="394561" calcext:value-type="float">
            <text:p>39456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563]+[.B562]" office:value-type="float" office:value="394975" calcext:value-type="float">
            <text:p>39497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564]+[.B563]" office:value-type="float" office:value="395388" calcext:value-type="float">
            <text:p>39538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565]+[.B564]" office:value-type="float" office:value="395800" calcext:value-type="float">
            <text:p>39580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566]+[.B565]" office:value-type="float" office:value="396205" calcext:value-type="float">
            <text:p>39620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567]+[.B566]" office:value-type="float" office:value="396610" calcext:value-type="float">
            <text:p>39661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568]+[.B567]" office:value-type="float" office:value="397015" calcext:value-type="float">
            <text:p>39701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569]+[.B568]" office:value-type="float" office:value="397420" calcext:value-type="float">
            <text:p>39742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570]+[.B569]" office:value-type="float" office:value="397823" calcext:value-type="float">
            <text:p>39782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71]+[.B570]" office:value-type="float" office:value="398224" calcext:value-type="float">
            <text:p>39822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72]+[.B571]" office:value-type="float" office:value="398625" calcext:value-type="float">
            <text:p>398625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73]+[.B572]" office:value-type="float" office:value="399026" calcext:value-type="float">
            <text:p>399026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74]+[.B573]" office:value-type="float" office:value="399427" calcext:value-type="float">
            <text:p>39942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75]+[.B574]" office:value-type="float" office:value="399828" calcext:value-type="float">
            <text:p>39982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76]+[.B575]" office:value-type="float" office:value="400229" calcext:value-type="float">
            <text:p>40022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577]+[.B576]" office:value-type="float" office:value="400627" calcext:value-type="float">
            <text:p>40062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578]+[.B577]" office:value-type="float" office:value="401023" calcext:value-type="float">
            <text:p>40102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579]+[.B578]" office:value-type="float" office:value="401418" calcext:value-type="float">
            <text:p>401418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580]+[.B579]" office:value-type="float" office:value="401813" calcext:value-type="float">
            <text:p>40181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581]+[.B580]" office:value-type="float" office:value="402205" calcext:value-type="float">
            <text:p>40220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582]+[.B581]" office:value-type="float" office:value="402595" calcext:value-type="float">
            <text:p>40259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583]+[.B582]" office:value-type="float" office:value="402985" calcext:value-type="float">
            <text:p>40298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584]+[.B583]" office:value-type="float" office:value="403374" calcext:value-type="float">
            <text:p>40337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585]+[.B584]" office:value-type="float" office:value="403763" calcext:value-type="float">
            <text:p>40376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586]+[.B585]" office:value-type="float" office:value="404152" calcext:value-type="float">
            <text:p>40415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587]+[.B586]" office:value-type="float" office:value="404540" calcext:value-type="float">
            <text:p>40454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588]+[.B587]" office:value-type="float" office:value="404926" calcext:value-type="float">
            <text:p>40492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589]+[.B588]" office:value-type="float" office:value="405312" calcext:value-type="float">
            <text:p>40531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590]+[.B589]" office:value-type="float" office:value="405697" calcext:value-type="float">
            <text:p>40569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591]+[.B590]" office:value-type="float" office:value="406080" calcext:value-type="float">
            <text:p>40608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592]+[.B591]" office:value-type="float" office:value="406463" calcext:value-type="float">
            <text:p>4064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593]+[.B592]" office:value-type="float" office:value="406841" calcext:value-type="float">
            <text:p>40684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594]+[.B593]" office:value-type="float" office:value="407219" calcext:value-type="float">
            <text:p>40721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595]+[.B594]" office:value-type="float" office:value="407597" calcext:value-type="float">
            <text:p>40759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596]+[.B595]" office:value-type="float" office:value="407974" calcext:value-type="float">
            <text:p>4079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597]+[.B596]" office:value-type="float" office:value="408350" calcext:value-type="float">
            <text:p>40835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598]+[.B597]" office:value-type="float" office:value="408725" calcext:value-type="float">
            <text:p>40872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599]+[.B598]" office:value-type="float" office:value="409098" calcext:value-type="float">
            <text:p>409098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600]+[.B599]" office:value-type="float" office:value="409471" calcext:value-type="float">
            <text:p>40947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601]+[.B600]" office:value-type="float" office:value="409843" calcext:value-type="float">
            <text:p>40984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602]+[.B601]" office:value-type="float" office:value="410214" calcext:value-type="float">
            <text:p>41021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603]+[.B602]" office:value-type="float" office:value="410584" calcext:value-type="float">
            <text:p>41058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604]+[.B603]" office:value-type="float" office:value="410953" calcext:value-type="float">
            <text:p>41095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605]+[.B604]" office:value-type="float" office:value="411320" calcext:value-type="float">
            <text:p>41132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606]+[.B605]" office:value-type="float" office:value="411687" calcext:value-type="float">
            <text:p>41168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607]+[.B606]" office:value-type="float" office:value="412053" calcext:value-type="float">
            <text:p>412053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608]+[.B607]" office:value-type="float" office:value="412419" calcext:value-type="float">
            <text:p>41241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609]+[.B608]" office:value-type="float" office:value="412784" calcext:value-type="float">
            <text:p>41278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610]+[.B609]" office:value-type="float" office:value="413146" calcext:value-type="float">
            <text:p>41314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611]+[.B610]" office:value-type="float" office:value="413507" calcext:value-type="float">
            <text:p>41350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612]+[.B611]" office:value-type="float" office:value="413867" calcext:value-type="float">
            <text:p>41386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613]+[.B612]" office:value-type="float" office:value="414227" calcext:value-type="float">
            <text:p>4142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614]+[.B613]" office:value-type="float" office:value="414586" calcext:value-type="float">
            <text:p>41458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615]+[.B614]" office:value-type="float" office:value="414945" calcext:value-type="float">
            <text:p>41494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616]+[.B615]" office:value-type="float" office:value="415303" calcext:value-type="float">
            <text:p>41530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617]+[.B616]" office:value-type="float" office:value="415661" calcext:value-type="float">
            <text:p>41566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618]+[.B617]" office:value-type="float" office:value="416018" calcext:value-type="float">
            <text:p>41601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619]+[.B618]" office:value-type="float" office:value="416374" calcext:value-type="float">
            <text:p>41637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620]+[.B619]" office:value-type="float" office:value="416729" calcext:value-type="float">
            <text:p>41672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621]+[.B620]" office:value-type="float" office:value="417083" calcext:value-type="float">
            <text:p>41708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622]+[.B621]" office:value-type="float" office:value="417437" calcext:value-type="float">
            <text:p>41743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623]+[.B622]" office:value-type="float" office:value="417791" calcext:value-type="float">
            <text:p>41779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624]+[.B623]" office:value-type="float" office:value="418144" calcext:value-type="float">
            <text:p>41814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625]+[.B624]" office:value-type="float" office:value="418496" calcext:value-type="float">
            <text:p>41849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626]+[.B625]" office:value-type="float" office:value="418845" calcext:value-type="float">
            <text:p>41884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627]+[.B626]" office:value-type="float" office:value="419193" calcext:value-type="float">
            <text:p>41919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628]+[.B627]" office:value-type="float" office:value="419541" calcext:value-type="float">
            <text:p>41954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629]+[.B628]" office:value-type="float" office:value="419888" calcext:value-type="float">
            <text:p>419888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630]+[.B629]" office:value-type="float" office:value="420234" calcext:value-type="float">
            <text:p>42023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631]+[.B630]" office:value-type="float" office:value="420579" calcext:value-type="float">
            <text:p>42057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632]+[.B631]" office:value-type="float" office:value="420924" calcext:value-type="float">
            <text:p>42092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633]+[.B632]" office:value-type="float" office:value="421269" calcext:value-type="float">
            <text:p>42126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634]+[.B633]" office:value-type="float" office:value="421613" calcext:value-type="float">
            <text:p>421613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635]+[.B634]" office:value-type="float" office:value="421956" calcext:value-type="float">
            <text:p>42195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636]+[.B635]" office:value-type="float" office:value="422297" calcext:value-type="float">
            <text:p>42229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637]+[.B636]" office:value-type="float" office:value="422637" calcext:value-type="float">
            <text:p>42263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638]+[.B637]" office:value-type="float" office:value="422977" calcext:value-type="float">
            <text:p>42297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639]+[.B638]" office:value-type="float" office:value="423317" calcext:value-type="float">
            <text:p>42331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640]+[.B639]" office:value-type="float" office:value="423656" calcext:value-type="float">
            <text:p>42365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641]+[.B640]" office:value-type="float" office:value="423995" calcext:value-type="float">
            <text:p>42399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642]+[.B641]" office:value-type="float" office:value="424330" calcext:value-type="float">
            <text:p>42433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643]+[.B642]" office:value-type="float" office:value="424664" calcext:value-type="float">
            <text:p>42466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644]+[.B643]" office:value-type="float" office:value="424998" calcext:value-type="float">
            <text:p>42499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645]+[.B644]" office:value-type="float" office:value="425332" calcext:value-type="float">
            <text:p>42533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646]+[.B645]" office:value-type="float" office:value="425666" calcext:value-type="float">
            <text:p>42566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647]+[.B646]" office:value-type="float" office:value="425997" calcext:value-type="float">
            <text:p>42599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648]+[.B647]" office:value-type="float" office:value="426328" calcext:value-type="float">
            <text:p>42632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649]+[.B648]" office:value-type="float" office:value="426659" calcext:value-type="float">
            <text:p>42665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650]+[.B649]" office:value-type="float" office:value="426989" calcext:value-type="float">
            <text:p>42698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651]+[.B650]" office:value-type="float" office:value="427317" calcext:value-type="float">
            <text:p>42731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652]+[.B651]" office:value-type="float" office:value="427645" calcext:value-type="float">
            <text:p>42764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653]+[.B652]" office:value-type="float" office:value="427969" calcext:value-type="float">
            <text:p>42796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654]+[.B653]" office:value-type="float" office:value="428292" calcext:value-type="float">
            <text:p>42829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655]+[.B654]" office:value-type="float" office:value="428614" calcext:value-type="float">
            <text:p>42861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656]+[.B655]" office:value-type="float" office:value="428934" calcext:value-type="float">
            <text:p>42893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657]+[.B656]" office:value-type="float" office:value="429253" calcext:value-type="float">
            <text:p>429253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658]+[.B657]" office:value-type="float" office:value="429572" calcext:value-type="float">
            <text:p>42957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659]+[.B658]" office:value-type="float" office:value="429890" calcext:value-type="float">
            <text:p>42989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660]+[.B659]" office:value-type="float" office:value="430208" calcext:value-type="float">
            <text:p>430208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61]+[.B660]" office:value-type="float" office:value="430525" calcext:value-type="float">
            <text:p>43052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62]+[.B661]" office:value-type="float" office:value="430842" calcext:value-type="float">
            <text:p>43084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63]+[.B662]" office:value-type="float" office:value="431159" calcext:value-type="float">
            <text:p>43115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664]+[.B663]" office:value-type="float" office:value="431473" calcext:value-type="float">
            <text:p>43147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665]+[.B664]" office:value-type="float" office:value="431786" calcext:value-type="float">
            <text:p>43178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666]+[.B665]" office:value-type="float" office:value="432099" calcext:value-type="float">
            <text:p>43209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667]+[.B666]" office:value-type="float" office:value="432412" calcext:value-type="float">
            <text:p>43241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668]+[.B667]" office:value-type="float" office:value="432723" calcext:value-type="float">
            <text:p>43272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669]+[.B668]" office:value-type="float" office:value="433033" calcext:value-type="float">
            <text:p>43303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670]+[.B669]" office:value-type="float" office:value="433343" calcext:value-type="float">
            <text:p>43334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671]+[.B670]" office:value-type="float" office:value="433653" calcext:value-type="float">
            <text:p>43365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672]+[.B671]" office:value-type="float" office:value="433962" calcext:value-type="float">
            <text:p>43396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673]+[.B672]" office:value-type="float" office:value="434271" calcext:value-type="float">
            <text:p>43427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674]+[.B673]" office:value-type="float" office:value="434576" calcext:value-type="float">
            <text:p>43457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675]+[.B674]" office:value-type="float" office:value="434881" calcext:value-type="float">
            <text:p>43488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676]+[.B675]" office:value-type="float" office:value="435185" calcext:value-type="float">
            <text:p>43518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677]+[.B676]" office:value-type="float" office:value="435489" calcext:value-type="float">
            <text:p>43548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678]+[.B677]" office:value-type="float" office:value="435792" calcext:value-type="float">
            <text:p>43579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679]+[.B678]" office:value-type="float" office:value="436093" calcext:value-type="float">
            <text:p>436093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680]+[.B679]" office:value-type="float" office:value="436394" calcext:value-type="float">
            <text:p>43639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681]+[.B680]" office:value-type="float" office:value="436695" calcext:value-type="float">
            <text:p>43669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82]+[.B681]" office:value-type="float" office:value="436995" calcext:value-type="float">
            <text:p>43699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83]+[.B682]" office:value-type="float" office:value="437294" calcext:value-type="float">
            <text:p>43729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684]+[.B683]" office:value-type="float" office:value="437592" calcext:value-type="float">
            <text:p>43759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685]+[.B684]" office:value-type="float" office:value="437890" calcext:value-type="float">
            <text:p>43789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686]+[.B685]" office:value-type="float" office:value="438188" calcext:value-type="float">
            <text:p>438188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687]+[.B686]" office:value-type="float" office:value="438485" calcext:value-type="float">
            <text:p>43848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688]+[.B687]" office:value-type="float" office:value="438781" calcext:value-type="float">
            <text:p>43878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689]+[.B688]" office:value-type="float" office:value="439077" calcext:value-type="float">
            <text:p>4390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690]+[.B689]" office:value-type="float" office:value="439373" calcext:value-type="float">
            <text:p>43937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691]+[.B690]" office:value-type="float" office:value="439669" calcext:value-type="float">
            <text:p>43966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692]+[.B691]" office:value-type="float" office:value="439964" calcext:value-type="float">
            <text:p>43996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693]+[.B692]" office:value-type="float" office:value="440257" calcext:value-type="float">
            <text:p>44025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694]+[.B693]" office:value-type="float" office:value="440549" calcext:value-type="float">
            <text:p>440549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695]+[.B694]" office:value-type="float" office:value="440841" calcext:value-type="float">
            <text:p>44084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696]+[.B695]" office:value-type="float" office:value="441130" calcext:value-type="float">
            <text:p>44113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697]+[.B696]" office:value-type="float" office:value="441419" calcext:value-type="float">
            <text:p>441419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698]+[.B697]" office:value-type="float" office:value="441708" calcext:value-type="float">
            <text:p>44170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699]+[.B698]" office:value-type="float" office:value="441996" calcext:value-type="float">
            <text:p>44199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700]+[.B699]" office:value-type="float" office:value="442283" calcext:value-type="float">
            <text:p>44228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701]+[.B700]" office:value-type="float" office:value="442569" calcext:value-type="float">
            <text:p>442569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702]+[.B701]" office:value-type="float" office:value="442855" calcext:value-type="float">
            <text:p>44285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703]+[.B702]" office:value-type="float" office:value="443140" calcext:value-type="float">
            <text:p>44314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704]+[.B703]" office:value-type="float" office:value="443423" calcext:value-type="float">
            <text:p>44342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705]+[.B704]" office:value-type="float" office:value="443704" calcext:value-type="float">
            <text:p>44370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706]+[.B705]" office:value-type="float" office:value="443984" calcext:value-type="float">
            <text:p>44398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707]+[.B706]" office:value-type="float" office:value="444263" calcext:value-type="float">
            <text:p>44426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708]+[.B707]" office:value-type="float" office:value="444541" calcext:value-type="float">
            <text:p>44454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709]+[.B708]" office:value-type="float" office:value="444818" calcext:value-type="float">
            <text:p>44481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710]+[.B709]" office:value-type="float" office:value="445095" calcext:value-type="float">
            <text:p>44509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711]+[.B710]" office:value-type="float" office:value="445371" calcext:value-type="float">
            <text:p>44537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712]+[.B711]" office:value-type="float" office:value="445644" calcext:value-type="float">
            <text:p>44564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713]+[.B712]" office:value-type="float" office:value="445917" calcext:value-type="float">
            <text:p>445917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714]+[.B713]" office:value-type="float" office:value="446186" calcext:value-type="float">
            <text:p>4461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715]+[.B714]" office:value-type="float" office:value="446453" calcext:value-type="float">
            <text:p>446453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716]+[.B715]" office:value-type="float" office:value="446718" calcext:value-type="float">
            <text:p>44671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717]+[.B716]" office:value-type="float" office:value="446983" calcext:value-type="float">
            <text:p>446983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718]+[.B717]" office:value-type="float" office:value="447248" calcext:value-type="float">
            <text:p>44724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719]+[.B718]" office:value-type="float" office:value="447513" calcext:value-type="float">
            <text:p>447513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720]+[.B719]" office:value-type="float" office:value="447775" calcext:value-type="float">
            <text:p>44777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721]+[.B720]" office:value-type="float" office:value="448036" calcext:value-type="float">
            <text:p>44803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722]+[.B721]" office:value-type="float" office:value="448297" calcext:value-type="float">
            <text:p>44829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723]+[.B722]" office:value-type="float" office:value="448558" calcext:value-type="float">
            <text:p>44855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724]+[.B723]" office:value-type="float" office:value="448819" calcext:value-type="float">
            <text:p>44881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725]+[.B724]" office:value-type="float" office:value="449079" calcext:value-type="float">
            <text:p>44907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726]+[.B725]" office:value-type="float" office:value="449338" calcext:value-type="float">
            <text:p>44933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727]+[.B726]" office:value-type="float" office:value="449596" calcext:value-type="float">
            <text:p>44959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728]+[.B727]" office:value-type="float" office:value="449853" calcext:value-type="float">
            <text:p>44985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729]+[.B728]" office:value-type="float" office:value="450109" calcext:value-type="float">
            <text:p>45010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730]+[.B729]" office:value-type="float" office:value="450364" calcext:value-type="float">
            <text:p>45036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731]+[.B730]" office:value-type="float" office:value="450618" calcext:value-type="float">
            <text:p>450618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732]+[.B731]" office:value-type="float" office:value="450871" calcext:value-type="float">
            <text:p>45087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733]+[.B732]" office:value-type="float" office:value="451124" calcext:value-type="float">
            <text:p>45112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734]+[.B733]" office:value-type="float" office:value="451376" calcext:value-type="float">
            <text:p>45137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735]+[.B734]" office:value-type="float" office:value="451628" calcext:value-type="float">
            <text:p>451628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736]+[.B735]" office:value-type="float" office:value="451880" calcext:value-type="float">
            <text:p>45188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737]+[.B736]" office:value-type="float" office:value="452132" calcext:value-type="float">
            <text:p>45213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738]+[.B737]" office:value-type="float" office:value="452383" calcext:value-type="float">
            <text:p>45238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739]+[.B738]" office:value-type="float" office:value="452634" calcext:value-type="float">
            <text:p>45263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740]+[.B739]" office:value-type="float" office:value="452884" calcext:value-type="float">
            <text:p>45288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741]+[.B740]" office:value-type="float" office:value="453134" calcext:value-type="float">
            <text:p>45313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742]+[.B741]" office:value-type="float" office:value="453383" calcext:value-type="float">
            <text:p>45338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743]+[.B742]" office:value-type="float" office:value="453631" calcext:value-type="float">
            <text:p>45363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744]+[.B743]" office:value-type="float" office:value="453879" calcext:value-type="float">
            <text:p>453879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745]+[.B744]" office:value-type="float" office:value="454124" calcext:value-type="float">
            <text:p>45412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746]+[.B745]" office:value-type="float" office:value="454367" calcext:value-type="float">
            <text:p>45436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747]+[.B746]" office:value-type="float" office:value="454610" calcext:value-type="float">
            <text:p>45461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748]+[.B747]" office:value-type="float" office:value="454851" calcext:value-type="float">
            <text:p>45485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749]+[.B748]" office:value-type="float" office:value="455092" calcext:value-type="float">
            <text:p>45509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750]+[.B749]" office:value-type="float" office:value="455332" calcext:value-type="float">
            <text:p>45533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751]+[.B750]" office:value-type="float" office:value="455570" calcext:value-type="float">
            <text:p>45557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752]+[.B751]" office:value-type="float" office:value="455808" calcext:value-type="float">
            <text:p>45580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753]+[.B752]" office:value-type="float" office:value="456046" calcext:value-type="float">
            <text:p>45604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754]+[.B753]" office:value-type="float" office:value="456283" calcext:value-type="float">
            <text:p>45628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755]+[.B754]" office:value-type="float" office:value="456520" calcext:value-type="float">
            <text:p>45652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756]+[.B755]" office:value-type="float" office:value="456756" calcext:value-type="float">
            <text:p>45675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757]+[.B756]" office:value-type="float" office:value="456991" calcext:value-type="float">
            <text:p>45699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758]+[.B757]" office:value-type="float" office:value="457224" calcext:value-type="float">
            <text:p>45722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759]+[.B758]" office:value-type="float" office:value="457456" calcext:value-type="float">
            <text:p>45745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760]+[.B759]" office:value-type="float" office:value="457688" calcext:value-type="float">
            <text:p>45768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761]+[.B760]" office:value-type="float" office:value="457919" calcext:value-type="float">
            <text:p>457919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762]+[.B761]" office:value-type="float" office:value="458150" calcext:value-type="float">
            <text:p>45815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763]+[.B762]" office:value-type="float" office:value="458379" calcext:value-type="float">
            <text:p>45837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764]+[.B763]" office:value-type="float" office:value="458606" calcext:value-type="float">
            <text:p>45860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765]+[.B764]" office:value-type="float" office:value="458832" calcext:value-type="float">
            <text:p>45883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766]+[.B765]" office:value-type="float" office:value="459057" calcext:value-type="float">
            <text:p>45905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767]+[.B766]" office:value-type="float" office:value="459282" calcext:value-type="float">
            <text:p>459282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768]+[.B767]" office:value-type="float" office:value="459506" calcext:value-type="float">
            <text:p>45950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769]+[.B768]" office:value-type="float" office:value="459728" calcext:value-type="float">
            <text:p>45972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770]+[.B769]" office:value-type="float" office:value="459950" calcext:value-type="float">
            <text:p>45995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771]+[.B770]" office:value-type="float" office:value="460171" calcext:value-type="float">
            <text:p>46017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772]+[.B771]" office:value-type="float" office:value="460392" calcext:value-type="float">
            <text:p>460392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773]+[.B772]" office:value-type="float" office:value="460612" calcext:value-type="float">
            <text:p>46061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774]+[.B773]" office:value-type="float" office:value="460831" calcext:value-type="float">
            <text:p>46083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775]+[.B774]" office:value-type="float" office:value="461050" calcext:value-type="float">
            <text:p>46105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776]+[.B775]" office:value-type="float" office:value="461269" calcext:value-type="float">
            <text:p>461269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777]+[.B776]" office:value-type="float" office:value="461488" calcext:value-type="float">
            <text:p>46148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778]+[.B777]" office:value-type="float" office:value="461707" calcext:value-type="float">
            <text:p>46170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779]+[.B778]" office:value-type="float" office:value="461924" calcext:value-type="float">
            <text:p>46192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780]+[.B779]" office:value-type="float" office:value="462141" calcext:value-type="float">
            <text:p>46214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781]+[.B780]" office:value-type="float" office:value="462357" calcext:value-type="float">
            <text:p>462357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782]+[.B781]" office:value-type="float" office:value="462572" calcext:value-type="float">
            <text:p>46257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783]+[.B782]" office:value-type="float" office:value="462787" calcext:value-type="float">
            <text:p>46278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784]+[.B783]" office:value-type="float" office:value="463001" calcext:value-type="float">
            <text:p>46300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785]+[.B784]" office:value-type="float" office:value="463212" calcext:value-type="float">
            <text:p>46321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786]+[.B785]" office:value-type="float" office:value="463422" calcext:value-type="float">
            <text:p>46342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787]+[.B786]" office:value-type="float" office:value="463632" calcext:value-type="float">
            <text:p>46363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788]+[.B787]" office:value-type="float" office:value="463841" calcext:value-type="float">
            <text:p>46384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789]+[.B788]" office:value-type="float" office:value="464048" calcext:value-type="float">
            <text:p>464048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790]+[.B789]" office:value-type="float" office:value="464255" calcext:value-type="float">
            <text:p>46425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791]+[.B790]" office:value-type="float" office:value="464462" calcext:value-type="float">
            <text:p>46446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792]+[.B791]" office:value-type="float" office:value="464668" calcext:value-type="float">
            <text:p>46466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793]+[.B792]" office:value-type="float" office:value="464873" calcext:value-type="float">
            <text:p>46487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794]+[.B793]" office:value-type="float" office:value="465077" calcext:value-type="float">
            <text:p>465077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795]+[.B794]" office:value-type="float" office:value="465279" calcext:value-type="float">
            <text:p>46527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796]+[.B795]" office:value-type="float" office:value="465479" calcext:value-type="float">
            <text:p>46547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797]+[.B796]" office:value-type="float" office:value="465678" calcext:value-type="float">
            <text:p>465678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798]+[.B797]" office:value-type="float" office:value="465874" calcext:value-type="float">
            <text:p>46587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799]+[.B798]" office:value-type="float" office:value="466069" calcext:value-type="float">
            <text:p>46606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800]+[.B799]" office:value-type="float" office:value="466262" calcext:value-type="float">
            <text:p>46626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801]+[.B800]" office:value-type="float" office:value="466454" calcext:value-type="float">
            <text:p>46645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802]+[.B801]" office:value-type="float" office:value="466645" calcext:value-type="float">
            <text:p>46664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803]+[.B802]" office:value-type="float" office:value="466836" calcext:value-type="float">
            <text:p>46683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804]+[.B803]" office:value-type="float" office:value="467025" calcext:value-type="float">
            <text:p>46702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805]+[.B804]" office:value-type="float" office:value="467211" calcext:value-type="float">
            <text:p>46721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806]+[.B805]" office:value-type="float" office:value="467397" calcext:value-type="float">
            <text:p>467397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807]+[.B806]" office:value-type="float" office:value="467583" calcext:value-type="float">
            <text:p>46758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808]+[.B807]" office:value-type="float" office:value="467769" calcext:value-type="float">
            <text:p>467769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809]+[.B808]" office:value-type="float" office:value="467954" calcext:value-type="float">
            <text:p>46795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810]+[.B809]" office:value-type="float" office:value="468139" calcext:value-type="float">
            <text:p>46813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811]+[.B810]" office:value-type="float" office:value="468323" calcext:value-type="float">
            <text:p>46832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812]+[.B811]" office:value-type="float" office:value="468507" calcext:value-type="float">
            <text:p>46850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813]+[.B812]" office:value-type="float" office:value="468689" calcext:value-type="float">
            <text:p>468689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814]+[.B813]" office:value-type="float" office:value="468871" calcext:value-type="float">
            <text:p>4688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815]+[.B814]" office:value-type="float" office:value="469052" calcext:value-type="float">
            <text:p>469052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816]+[.B815]" office:value-type="float" office:value="469231" calcext:value-type="float">
            <text:p>46923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817]+[.B816]" office:value-type="float" office:value="469410" calcext:value-type="float">
            <text:p>46941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818]+[.B817]" office:value-type="float" office:value="469588" calcext:value-type="float">
            <text:p>469588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819]+[.B818]" office:value-type="float" office:value="469765" calcext:value-type="float">
            <text:p>46976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820]+[.B819]" office:value-type="float" office:value="469941" calcext:value-type="float">
            <text:p>46994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821]+[.B820]" office:value-type="float" office:value="470116" calcext:value-type="float">
            <text:p>47011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822]+[.B821]" office:value-type="float" office:value="470291" calcext:value-type="float">
            <text:p>470291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823]+[.B822]" office:value-type="float" office:value="470465" calcext:value-type="float">
            <text:p>47046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824]+[.B823]" office:value-type="float" office:value="470639" calcext:value-type="float">
            <text:p>47063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825]+[.B824]" office:value-type="float" office:value="470812" calcext:value-type="float">
            <text:p>47081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826]+[.B825]" office:value-type="float" office:value="470982" calcext:value-type="float">
            <text:p>4709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827]+[.B826]" office:value-type="float" office:value="471152" calcext:value-type="float">
            <text:p>47115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828]+[.B827]" office:value-type="float" office:value="471322" calcext:value-type="float">
            <text:p>47132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829]+[.B828]" office:value-type="float" office:value="471492" calcext:value-type="float">
            <text:p>47149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830]+[.B829]" office:value-type="float" office:value="471661" calcext:value-type="float">
            <text:p>47166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831]+[.B830]" office:value-type="float" office:value="471830" calcext:value-type="float">
            <text:p>47183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832]+[.B831]" office:value-type="float" office:value="471998" calcext:value-type="float">
            <text:p>47199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833]+[.B832]" office:value-type="float" office:value="472164" calcext:value-type="float">
            <text:p>4721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834]+[.B833]" office:value-type="float" office:value="472329" calcext:value-type="float">
            <text:p>4723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835]+[.B834]" office:value-type="float" office:value="472491" calcext:value-type="float">
            <text:p>47249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836]+[.B835]" office:value-type="float" office:value="472652" calcext:value-type="float">
            <text:p>47265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837]+[.B836]" office:value-type="float" office:value="472812" calcext:value-type="float">
            <text:p>47281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838]+[.B837]" office:value-type="float" office:value="472972" calcext:value-type="float">
            <text:p>47297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839]+[.B838]" office:value-type="float" office:value="473132" calcext:value-type="float">
            <text:p>47313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40]+[.B839]" office:value-type="float" office:value="473290" calcext:value-type="float">
            <text:p>47329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41]+[.B840]" office:value-type="float" office:value="473448" calcext:value-type="float">
            <text:p>47344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42]+[.B841]" office:value-type="float" office:value="473606" calcext:value-type="float">
            <text:p>47360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843]+[.B842]" office:value-type="float" office:value="473763" calcext:value-type="float">
            <text:p>47376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844]+[.B843]" office:value-type="float" office:value="473918" calcext:value-type="float">
            <text:p>47391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845]+[.B844]" office:value-type="float" office:value="474072" calcext:value-type="float">
            <text:p>4740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846]+[.B845]" office:value-type="float" office:value="474224" calcext:value-type="float">
            <text:p>4742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847]+[.B846]" office:value-type="float" office:value="474374" calcext:value-type="float">
            <text:p>47437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848]+[.B847]" office:value-type="float" office:value="474523" calcext:value-type="float">
            <text:p>47452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849]+[.B848]" office:value-type="float" office:value="474672" calcext:value-type="float">
            <text:p>47467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850]+[.B849]" office:value-type="float" office:value="474820" calcext:value-type="float">
            <text:p>47482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851]+[.B850]" office:value-type="float" office:value="474968" calcext:value-type="float">
            <text:p>47496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852]+[.B851]" office:value-type="float" office:value="475115" calcext:value-type="float">
            <text:p>47511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853]+[.B852]" office:value-type="float" office:value="475261" calcext:value-type="float">
            <text:p>47526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854]+[.B853]" office:value-type="float" office:value="475406" calcext:value-type="float">
            <text:p>47540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855]+[.B854]" office:value-type="float" office:value="475551" calcext:value-type="float">
            <text:p>47555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856]+[.B855]" office:value-type="float" office:value="475695" calcext:value-type="float">
            <text:p>47569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57]+[.B856]" office:value-type="float" office:value="475837" calcext:value-type="float">
            <text:p>475837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58]+[.B857]" office:value-type="float" office:value="475979" calcext:value-type="float">
            <text:p>475979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59]+[.B858]" office:value-type="float" office:value="476121" calcext:value-type="float">
            <text:p>47612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60]+[.B859]" office:value-type="float" office:value="476263" calcext:value-type="float">
            <text:p>47626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861]+[.B860]" office:value-type="float" office:value="476404" calcext:value-type="float">
            <text:p>47640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862]+[.B861]" office:value-type="float" office:value="476544" calcext:value-type="float">
            <text:p>47654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863]+[.B862]" office:value-type="float" office:value="476684" calcext:value-type="float">
            <text:p>47668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864]+[.B863]" office:value-type="float" office:value="476823" calcext:value-type="float">
            <text:p>47682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865]+[.B864]" office:value-type="float" office:value="476962" calcext:value-type="float">
            <text:p>47696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866]+[.B865]" office:value-type="float" office:value="477101" calcext:value-type="float">
            <text:p>47710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867]+[.B866]" office:value-type="float" office:value="477236" calcext:value-type="float">
            <text:p>477236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868]+[.B867]" office:value-type="float" office:value="477370" calcext:value-type="float">
            <text:p>47737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869]+[.B868]" office:value-type="float" office:value="477502" calcext:value-type="float">
            <text:p>47750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870]+[.B869]" office:value-type="float" office:value="477633" calcext:value-type="float">
            <text:p>47763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871]+[.B870]" office:value-type="float" office:value="477762" calcext:value-type="float">
            <text:p>47776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872]+[.B871]" office:value-type="float" office:value="477889" calcext:value-type="float">
            <text:p>47788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873]+[.B872]" office:value-type="float" office:value="478016" calcext:value-type="float">
            <text:p>47801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874]+[.B873]" office:value-type="float" office:value="478142" calcext:value-type="float">
            <text:p>47814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875]+[.B874]" office:value-type="float" office:value="478267" calcext:value-type="float">
            <text:p>47826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876]+[.B875]" office:value-type="float" office:value="478392" calcext:value-type="float">
            <text:p>47839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877]+[.B876]" office:value-type="float" office:value="478516" calcext:value-type="float">
            <text:p>47851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878]+[.B877]" office:value-type="float" office:value="478639" calcext:value-type="float">
            <text:p>47863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879]+[.B878]" office:value-type="float" office:value="478760" calcext:value-type="float">
            <text:p>47876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880]+[.B879]" office:value-type="float" office:value="478880" calcext:value-type="float">
            <text:p>47888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881]+[.B880]" office:value-type="float" office:value="478998" calcext:value-type="float">
            <text:p>47899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82]+[.B881]" office:value-type="float" office:value="479115" calcext:value-type="float">
            <text:p>47911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83]+[.B882]" office:value-type="float" office:value="479232" calcext:value-type="float">
            <text:p>47923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84]+[.B883]" office:value-type="float" office:value="479349" calcext:value-type="float">
            <text:p>47934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885]+[.B884]" office:value-type="float" office:value="479465" calcext:value-type="float">
            <text:p>47946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886]+[.B885]" office:value-type="float" office:value="479580" calcext:value-type="float">
            <text:p>47958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887]+[.B886]" office:value-type="float" office:value="479695" calcext:value-type="float">
            <text:p>47969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888]+[.B887]" office:value-type="float" office:value="479808" calcext:value-type="float">
            <text:p>4798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889]+[.B888]" office:value-type="float" office:value="479918" calcext:value-type="float">
            <text:p>47991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890]+[.B889]" office:value-type="float" office:value="480027" calcext:value-type="float">
            <text:p>48002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891]+[.B890]" office:value-type="float" office:value="480135" calcext:value-type="float">
            <text:p>48013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892]+[.B891]" office:value-type="float" office:value="480243" calcext:value-type="float">
            <text:p>48024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893]+[.B892]" office:value-type="float" office:value="480350" calcext:value-type="float">
            <text:p>48035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894]+[.B893]" office:value-type="float" office:value="480457" calcext:value-type="float">
            <text:p>48045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895]+[.B894]" office:value-type="float" office:value="480562" calcext:value-type="float">
            <text:p>48056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896]+[.B895]" office:value-type="float" office:value="480666" calcext:value-type="float">
            <text:p>48066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897]+[.B896]" office:value-type="float" office:value="480770" calcext:value-type="float">
            <text:p>48077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898]+[.B897]" office:value-type="float" office:value="480873" calcext:value-type="float">
            <text:p>48087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899]+[.B898]" office:value-type="float" office:value="480975" calcext:value-type="float">
            <text:p>48097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900]+[.B899]" office:value-type="float" office:value="481077" calcext:value-type="float">
            <text:p>48107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901]+[.B900]" office:value-type="float" office:value="481178" calcext:value-type="float">
            <text:p>48117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02]+[.B901]" office:value-type="float" office:value="481278" calcext:value-type="float">
            <text:p>48127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03]+[.B902]" office:value-type="float" office:value="481377" calcext:value-type="float">
            <text:p>48137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04]+[.B903]" office:value-type="float" office:value="481476" calcext:value-type="float">
            <text:p>48147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05]+[.B904]" office:value-type="float" office:value="481574" calcext:value-type="float">
            <text:p>48157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06]+[.B905]" office:value-type="float" office:value="481668" calcext:value-type="float">
            <text:p>48166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07]+[.B906]" office:value-type="float" office:value="481762" calcext:value-type="float">
            <text:p>48176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08]+[.B907]" office:value-type="float" office:value="481854" calcext:value-type="float">
            <text:p>48185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09]+[.B908]" office:value-type="float" office:value="481946" calcext:value-type="float">
            <text:p>48194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0]+[.B909]" office:value-type="float" office:value="482036" calcext:value-type="float">
            <text:p>48203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1]+[.B910]" office:value-type="float" office:value="482126" calcext:value-type="float">
            <text:p>48212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2]+[.B911]" office:value-type="float" office:value="482216" calcext:value-type="float">
            <text:p>48221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3]+[.B912]" office:value-type="float" office:value="482305" calcext:value-type="float">
            <text:p>48230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4]+[.B913]" office:value-type="float" office:value="482394" calcext:value-type="float">
            <text:p>48239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5]+[.B914]" office:value-type="float" office:value="482482" calcext:value-type="float">
            <text:p>48248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6]+[.B915]" office:value-type="float" office:value="482570" calcext:value-type="float">
            <text:p>48257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7]+[.B916]" office:value-type="float" office:value="482658" calcext:value-type="float">
            <text:p>48265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18]+[.B917]" office:value-type="float" office:value="482745" calcext:value-type="float">
            <text:p>48274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19]+[.B918]" office:value-type="float" office:value="482831" calcext:value-type="float">
            <text:p>4828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20]+[.B919]" office:value-type="float" office:value="482917" calcext:value-type="float">
            <text:p>48291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21]+[.B920]" office:value-type="float" office:value="483002" calcext:value-type="float">
            <text:p>48300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22]+[.B921]" office:value-type="float" office:value="483087" calcext:value-type="float">
            <text:p>48308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23]+[.B922]" office:value-type="float" office:value="483170" calcext:value-type="float">
            <text:p>48317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24]+[.B923]" office:value-type="float" office:value="483252" calcext:value-type="float">
            <text:p>48325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25]+[.B924]" office:value-type="float" office:value="483332" calcext:value-type="float">
            <text:p>4833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926]+[.B925]" office:value-type="float" office:value="483411" calcext:value-type="float">
            <text:p>48341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927]+[.B926]" office:value-type="float" office:value="483488" calcext:value-type="float">
            <text:p>48348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28]+[.B927]" office:value-type="float" office:value="483564" calcext:value-type="float">
            <text:p>48356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29]+[.B928]" office:value-type="float" office:value="483638" calcext:value-type="float">
            <text:p>48363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930]+[.B929]" office:value-type="float" office:value="483711" calcext:value-type="float">
            <text:p>48371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31]+[.B930]" office:value-type="float" office:value="483782" calcext:value-type="float">
            <text:p>48378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32]+[.B931]" office:value-type="float" office:value="483853" calcext:value-type="float">
            <text:p>48385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33]+[.B932]" office:value-type="float" office:value="483924" calcext:value-type="float">
            <text:p>48392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34]+[.B933]" office:value-type="float" office:value="483993" calcext:value-type="float">
            <text:p>48399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35]+[.B934]" office:value-type="float" office:value="484059" calcext:value-type="float">
            <text:p>48405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36]+[.B935]" office:value-type="float" office:value="484125" calcext:value-type="float">
            <text:p>48412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37]+[.B936]" office:value-type="float" office:value="484190" calcext:value-type="float">
            <text:p>48419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8]+[.B937]" office:value-type="float" office:value="484253" calcext:value-type="float">
            <text:p>4842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39]+[.B938]" office:value-type="float" office:value="484313" calcext:value-type="float">
            <text:p>4843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0]+[.B939]" office:value-type="float" office:value="484373" calcext:value-type="float">
            <text:p>48437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1]+[.B940]" office:value-type="float" office:value="484432" calcext:value-type="float">
            <text:p>48443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42]+[.B941]" office:value-type="float" office:value="484489" calcext:value-type="float">
            <text:p>48448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43]+[.B942]" office:value-type="float" office:value="484545" calcext:value-type="float">
            <text:p>48454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44]+[.B943]" office:value-type="float" office:value="484599" calcext:value-type="float">
            <text:p>48459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45]+[.B944]" office:value-type="float" office:value="484653" calcext:value-type="float">
            <text:p>4846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46]+[.B945]" office:value-type="float" office:value="484707" calcext:value-type="float">
            <text:p>48470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47]+[.B946]" office:value-type="float" office:value="484761" calcext:value-type="float">
            <text:p>48476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948]+[.B947]" office:value-type="float" office:value="484814" calcext:value-type="float">
            <text:p>48481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949]+[.B948]" office:value-type="float" office:value="484867" calcext:value-type="float">
            <text:p>48486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950]+[.B949]" office:value-type="float" office:value="484920" calcext:value-type="float">
            <text:p>48492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951]+[.B950]" office:value-type="float" office:value="484971" calcext:value-type="float">
            <text:p>4849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952]+[.B951]" office:value-type="float" office:value="485022" calcext:value-type="float">
            <text:p>4850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53]+[.B952]" office:value-type="float" office:value="485072" calcext:value-type="float">
            <text:p>48507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954]+[.B953]" office:value-type="float" office:value="485121" calcext:value-type="float">
            <text:p>4851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955]+[.B954]" office:value-type="float" office:value="485169" calcext:value-type="float">
            <text:p>48516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956]+[.B955]" office:value-type="float" office:value="485217" calcext:value-type="float">
            <text:p>48521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957]+[.B956]" office:value-type="float" office:value="485261" calcext:value-type="float">
            <text:p>48526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958]+[.B957]" office:value-type="float" office:value="485304" calcext:value-type="float">
            <text:p>48530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959]+[.B958]" office:value-type="float" office:value="485346" calcext:value-type="float">
            <text:p>48534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960]+[.B959]" office:value-type="float" office:value="485387" calcext:value-type="float">
            <text:p>48538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961]+[.B960]" office:value-type="float" office:value="485425" calcext:value-type="float">
            <text:p>48542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962]+[.B961]" office:value-type="float" office:value="485462" calcext:value-type="float">
            <text:p>48546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963]+[.B962]" office:value-type="float" office:value="485498" calcext:value-type="float">
            <text:p>48549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964]+[.B963]" office:value-type="float" office:value="485534" calcext:value-type="float">
            <text:p>4855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965]+[.B964]" office:value-type="float" office:value="485569" calcext:value-type="float">
            <text:p>48556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966]+[.B965]" office:value-type="float" office:value="485601" calcext:value-type="float">
            <text:p>48560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967]+[.B966]" office:value-type="float" office:value="485632" calcext:value-type="float">
            <text:p>4856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968]+[.B967]" office:value-type="float" office:value="485660" calcext:value-type="float">
            <text:p>48566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969]+[.B968]" office:value-type="float" office:value="485686" calcext:value-type="float">
            <text:p>48568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970]+[.B969]" office:value-type="float" office:value="485711" calcext:value-type="float">
            <text:p>48571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971]+[.B970]" office:value-type="float" office:value="485736" calcext:value-type="float">
            <text:p>48573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72]+[.B971]" office:value-type="float" office:value="485760" calcext:value-type="float">
            <text:p>4857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73]+[.B972]" office:value-type="float" office:value="485784" calcext:value-type="float">
            <text:p>48578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974]+[.B973]" office:value-type="float" office:value="485806" calcext:value-type="float">
            <text:p>48580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975]+[.B974]" office:value-type="float" office:value="485828" calcext:value-type="float">
            <text:p>48582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76]+[.B975]" office:value-type="float" office:value="485849" calcext:value-type="float">
            <text:p>48584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77]+[.B976]" office:value-type="float" office:value="485870" calcext:value-type="float">
            <text:p>48587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78]+[.B977]" office:value-type="float" office:value="485890" calcext:value-type="float">
            <text:p>48589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979]+[.B978]" office:value-type="float" office:value="485908" calcext:value-type="float">
            <text:p>48590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980]+[.B979]" office:value-type="float" office:value="485922" calcext:value-type="float">
            <text:p>48592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81]+[.B980]" office:value-type="float" office:value="485934" calcext:value-type="float">
            <text:p>48593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82]+[.B981]" office:value-type="float" office:value="485945" calcext:value-type="float">
            <text:p>4859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83]+[.B982]" office:value-type="float" office:value="485951" calcext:value-type="float">
            <text:p>4859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84]+[.B983]" office:value-type="float" office:value="485954" calcext:value-type="float">
            <text:p>485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85]+[.B984]" office:value-type="float" office:value="485956" calcext:value-type="float">
            <text:p>4859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6]+[.B985]" office:value-type="float" office:value="485957" calcext:value-type="float">
            <text:p>4859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7]+[.B986]" office:value-type="float" office:value="485958" calcext:value-type="float">
            <text:p>48595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5:21:42.832807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04:09.655526785</meta:creation-date>
    <dc:date>2024-04-28T15:23:38.238662933</dc:date>
    <meta:editing-duration>PT3M52S</meta:editing-duration>
    <meta:editing-cycles>2</meta:editing-cycles>
    <meta:generator>LibreOffice/24.2.2.2$Linux_X86_64 LibreOffice_project/420$Build-2</meta:generator>
    <meta:document-statistic meta:table-count="1" meta:cell-count="1977" meta:object-count="0"/>
  </office:meta>
</office:document-meta>
</file>